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BD0000029047384B3A0F4FBD8B.png" manifest:media-type="image/png"/>
  <manifest:file-entry manifest:full-path="Pictures/10000000000005120000041A1C4A3A1C872686CE.png" manifest:media-type="image/png"/>
  <manifest:file-entry manifest:full-path="Pictures/10000000000005C2000004137D6BE0D6C390AEBF.png" manifest:media-type="image/png"/>
  <manifest:file-entry manifest:full-path="Pictures/10000000000001D4000000B0C40F4C920F0147B7.png" manifest:media-type="image/png"/>
  <manifest:file-entry manifest:full-path="Pictures/10000000000002F9000001ABFC4EB78727AAC64F.png" manifest:media-type="image/png"/>
  <manifest:file-entry manifest:full-path="Pictures/100000000000040E000002C61F6D520E829FBB3B.png" manifest:media-type="image/png"/>
  <manifest:file-entry manifest:full-path="Pictures/1000020000000020000000206A903F956B810DCF.png" manifest:media-type="image/png"/>
  <manifest:file-entry manifest:full-path="Pictures/1000020000000020000000201B3B526955C24D9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pitch="variable"/>
    <style:font-face style:name="ＭＳ Ｐゴシック1"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family-generic="system" style:font-pitch="variable"/>
    <style:font-face style:name="Tahoma" svg:font-family="Tahoma"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131cm" fo:min-width="5.273cm"/>
    </style:style>
    <style:style style:name="gr2" style:family="graphic" style:parent-style-name="standard">
      <style:graphic-properties draw:stroke="none" svg:stroke-color="#000000" draw:fill="none" draw:fill-color="#ffffff" draw:textarea-horizontal-align="left" draw:textarea-vertical-align="middle" draw:auto-grow-height="true" draw:auto-grow-width="false" fo:min-height="3.109cm" fo:min-width="0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0066ff" draw:fill-color="#99ffff" draw:textarea-horizontal-align="justify" draw:textarea-vertical-align="middle" draw:auto-grow-height="false" fo:min-height="2.15cm" fo:min-width="22.7cm"/>
    </style:style>
    <style:style style:name="gr6" style:family="graphic" style:parent-style-name="塗りつぶしなし線なしオブジェクト">
      <style:graphic-properties draw:stroke="solid" svg:stroke-color="#000000" draw:fill="none" draw:textarea-vertical-align="middle" draw:color-mode="standard" draw:luminance="0%" draw:contrast="0%" draw:gamma="100%" draw:red="0%" draw:green="0%" draw:blue="0%" fo:clip="rect(0cm, 14.234cm, 16.67cm, 0cm)" draw:image-opacity="100%" style:mirror="none"/>
    </style:style>
    <style:style style:name="gr7" style:family="graphic" style:parent-style-name="standard">
      <style:graphic-properties draw:fill="none" draw:textarea-horizontal-align="justify" draw:textarea-vertical-align="middle" draw:auto-grow-height="false" fo:min-height="2.35cm" fo:min-width="19.922cm"/>
    </style:style>
    <style:style style:name="gr8" style:family="graphic" style:parent-style-name="standard">
      <style:graphic-properties draw:fill="none" draw:textarea-horizontal-align="justify" draw:textarea-vertical-align="middle" draw:auto-grow-height="false" fo:min-height="3.036cm" fo:min-width="19.922cm"/>
    </style:style>
    <style:style style:name="gr9" style:family="graphic" style:parent-style-name="standard">
      <style:graphic-properties draw:fill="none" draw:textarea-horizontal-align="justify" draw:textarea-vertical-align="middle" draw:auto-grow-height="false" fo:min-height="1.95cm" fo:min-width="1.7cm"/>
    </style:style>
    <style:style style:name="gr10" style:family="graphic" style:parent-style-name="standard">
      <style:graphic-properties draw:stroke="none" svg:stroke-color="#000000" draw:fill="none" draw:fill-color="#ffffff" draw:textarea-horizontal-align="left" draw:auto-grow-height="true" draw:auto-grow-width="false" fo:min-height="4.55cm" fo:min-width="0cm"/>
    </style:style>
    <style:style style:name="gr11" style:family="graphic" style:parent-style-name="standard">
      <style:graphic-properties draw:stroke="none" svg:stroke-color="#000000" draw:fill="none" draw:fill-color="#ffffff" draw:auto-grow-height="true" draw:auto-grow-width="false" fo:max-height="0cm" fo:min-height="1.188cm"/>
    </style:style>
    <style:style style:name="gr12" style:family="graphic" style:parent-style-name="standard">
      <style:graphic-properties draw:stroke="none" svg:stroke-color="#000000" draw:fill="none" draw:fill-color="#ffffff" draw:auto-grow-height="true" draw:auto-grow-width="false" fo:max-height="0cm" fo:min-height="1.388cm"/>
    </style:style>
    <style:style style:name="gr13" style:family="graphic" style:parent-style-name="塗りつぶしなし線なしオブジェクト">
      <style:graphic-properties draw:stroke="none" draw:fill="none" draw:textarea-vertical-align="middle" draw:color-mode="standard" draw:luminance="0%" draw:contrast="0%" draw:gamma="100%" draw:red="0%" draw:green="0%" draw:blue="0%" fo:clip="rect(0.82cm, 0cm, 0cm, 5.926cm)" draw:image-opacity="100%" style:mirror="none"/>
    </style:style>
    <style:style style:name="gr14" style:family="graphic" style:parent-style-name="standard">
      <style:graphic-properties svg:stroke-color="#000000" draw:textarea-horizontal-align="justify" draw:textarea-vertical-align="middle" draw:auto-grow-height="false" fo:min-height="0.598cm" fo:min-width="2.568cm"/>
    </style:style>
    <style:style style:name="gr15" style:family="graphic" style:parent-style-name="standard">
      <style:graphic-properties svg:stroke-color="#000000" draw:textarea-horizontal-align="justify" draw:textarea-vertical-align="middle" draw:auto-grow-height="false" fo:min-height="0.95cm" fo:min-width="2.5cm"/>
    </style:style>
    <style:style style:name="gr16" style:family="graphic" style:parent-style-name="standard">
      <style:graphic-properties svg:stroke-color="#000000" draw:textarea-horizontal-align="justify" draw:textarea-vertical-align="middle" draw:auto-grow-height="false" fo:min-height="1.15cm" fo:min-width="3.3cm"/>
    </style:style>
    <style:style style:name="gr17" style:family="graphic" style:parent-style-name="standard">
      <style:graphic-properties svg:stroke-color="#000000" draw:textarea-horizontal-align="justify" draw:textarea-vertical-align="middle" draw:auto-grow-height="false" fo:min-height="1.55cm" fo:min-width="4.1cm"/>
    </style:style>
    <style:style style:name="gr18" style:family="graphic" style:parent-style-name="standard">
      <style:graphic-properties svg:stroke-color="#000000" draw:textarea-horizontal-align="justify" draw:textarea-vertical-align="middle" draw:auto-grow-height="false" fo:min-height="1.55cm" fo:min-width="4.5cm"/>
    </style:style>
    <style:style style:name="gr19" style:family="graphic" style:parent-style-name="standard">
      <style:graphic-properties svg:stroke-color="#000000" draw:textarea-horizontal-align="justify" draw:textarea-vertical-align="middle" draw:auto-grow-height="false" fo:min-height="1.05cm" fo:min-width="1.2cm"/>
    </style:style>
    <style:style style:name="gr20" style:family="graphic" style:parent-style-name="standard">
      <style:graphic-properties svg:stroke-color="#000000" draw:textarea-vertical-align="middle"/>
    </style:style>
    <style:style style:name="gr21" style:family="graphic" style:parent-style-name="objectwithoutfill">
      <style:graphic-properties draw:fill="none"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708cm"/>
    </style:style>
    <style:style style:name="gr24" style:family="graphic" style:parent-style-name="standard">
      <style:graphic-properties draw:stroke="none" svg:stroke-color="#000000" draw:fill="none" draw:fill-color="#ffffff" draw:auto-grow-height="true" draw:auto-grow-width="false" fo:max-height="0cm" fo:min-height="1.015cm"/>
    </style:style>
    <style:style style:name="gr25" style:family="graphic" style:parent-style-name="standard" style:list-style-name="L1">
      <style:graphic-properties draw:stroke="solid" svg:stroke-color="#00cc33" draw:fill="none" draw:fill-color="#ffffff" draw:auto-grow-height="true" draw:auto-grow-width="false" fo:max-height="0cm" fo:min-height="3.328cm"/>
    </style:style>
    <style:style style:name="gr26" style:family="graphic" style:parent-style-name="塗りつぶしなし線なしオブジェクト">
      <style:graphic-properties draw:stroke="none" draw:fill="none" draw:textarea-vertical-align="middle" draw:color-mode="standard" draw:luminance="0%" draw:contrast="0%" draw:gamma="100%" draw:red="0%" draw:green="0%" draw:blue="0%" fo:clip="rect(1.655cm, 9cm, 0.201cm, 0.383cm)" draw:image-opacity="100%" style:mirror="none"/>
    </style:style>
    <style:style style:name="gr27" style:family="graphic" style:parent-style-name="standard" style:list-style-name="L1">
      <style:graphic-properties draw:stroke="solid" svg:stroke-color="#0066ff" draw:fill="none" draw:fill-color="#ffffff" draw:auto-grow-height="true" draw:auto-grow-width="false" fo:max-height="0cm" fo:min-height="4.811cm"/>
    </style:style>
    <style:style style:name="gr28" style:family="graphic" style:parent-style-name="standard" style:list-style-name="L1">
      <style:graphic-properties draw:stroke="solid" svg:stroke-color="#cc0000" draw:fill="none" draw:fill-color="#ffffff" draw:auto-grow-height="true" draw:auto-grow-width="false" fo:max-height="0cm" fo:min-height="2.502cm"/>
    </style:style>
    <style:style style:name="gr29" style:family="graphic" style:parent-style-name="塗りつぶしなし線なしオブジェクト">
      <style:graphic-properties draw:stroke="none" svg:stroke-color="#000000" draw:fill="none" draw:textarea-vertical-align="middle" draw:color-mode="standard" draw:luminance="0%" draw:contrast="0%" draw:gamma="100%" draw:red="0%" draw:green="0%" draw:blue="0%" fo:clip="rect(0cm, 14.234cm, 16.6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9.142cm"/>
    </style:style>
    <style:style style:name="gr31" style:family="graphic" style:parent-style-name="塗りつぶしなし線なしオブジェクト">
      <style:graphic-properties draw:stroke="none" svg:stroke-color="#000000"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8.931cm"/>
    </style:style>
    <style:style style:name="gr33" style:family="graphic" style:parent-style-name="standard">
      <style:graphic-properties draw:stroke="none" svg:stroke-color="#000000" draw:fill="none" draw:fill-color="#ffffff" draw:auto-grow-height="true" draw:auto-grow-width="false" fo:max-height="0cm" fo:min-height="1.271cm"/>
    </style:style>
    <style:style style:name="gr34" style:family="graphic" style:parent-style-name="standard">
      <style:graphic-properties svg:stroke-color="#000000" draw:fill="none" draw:textarea-vertical-align="middle" draw:auto-grow-height="false" fo:min-height="4.3cm" fo:min-width="0cm"/>
    </style:style>
    <style:style style:name="gr35" style:family="graphic" style:parent-style-name="standard">
      <style:graphic-properties svg:stroke-color="#000000" draw:fill="none" draw:textarea-vertical-align="middle" draw:auto-grow-height="false" fo:min-height="1.836cm" fo:min-width="0cm"/>
    </style:style>
    <style:style style:name="gr36" style:family="graphic" style:parent-style-name="塗りつぶしなし線なしオブジェクト">
      <style:graphic-properties draw:stroke="solid" svg:stroke-color="#000000" draw:fill="none" draw:textarea-vertical-align="middle" draw:color-mode="standard" draw:luminance="0%" draw:contrast="0%" draw:gamma="100%" draw:red="0%" draw:green="0%" draw:blue="0%" fo:clip="rect(3.642cm, 5.494cm, 2.324cm, 0cm)" draw:image-opacity="100%" style:mirror="none"/>
    </style:style>
    <style:style style:name="gr37" style:family="graphic" style:parent-style-name="standard">
      <style:graphic-properties draw:fill="none" draw:textarea-vertical-align="middle" draw:auto-grow-height="false" fo:min-height="3.922cm" fo:min-width="0cm"/>
    </style:style>
    <style:style style:name="gr38" style:family="graphic" style:parent-style-name="objectwithoutfill">
      <style:graphic-properties svg:stroke-color="#ff3333" draw:fill="none" draw:textarea-vertical-align="middle"/>
    </style:style>
    <style:style style:name="gr39" style:family="graphic" style:parent-style-name="standard">
      <style:graphic-properties svg:stroke-color="#0066ff" draw:fill-color="#99ffff" draw:textarea-horizontal-align="justify" draw:textarea-vertical-align="middle" draw:auto-grow-height="false" fo:min-height="2.75cm" fo:min-width="22.7cm"/>
    </style:style>
    <style:style style:name="gr40" style:family="graphic" style:parent-style-name="standard">
      <style:graphic-properties svg:stroke-color="#000000" draw:fill="none" draw:textarea-vertical-align="middle" draw:auto-grow-height="false" fo:min-height="2.784cm" fo:min-width="0cm"/>
    </style:style>
    <style:style style:name="gr41" style:family="graphic" style:parent-style-name="standard">
      <style:graphic-properties draw:stroke="none" svg:stroke-color="#000000" draw:fill="none" draw:fill-color="#ffffff" draw:auto-grow-height="true" draw:auto-grow-width="false" fo:max-height="0cm" fo:min-height="3.556cm"/>
    </style:style>
    <style:style style:name="gr42" style:family="graphic" style:parent-style-name="standard">
      <style:graphic-properties svg:stroke-color="#ff3333" draw:fill="none" draw:textarea-horizontal-align="justify" draw:textarea-vertical-align="middle" draw:auto-grow-height="false" fo:min-height="1.15cm" fo:min-width="10.1cm"/>
    </style:style>
    <style:style style:name="gr43" style:family="graphic" style:parent-style-name="standard">
      <style:graphic-properties svg:stroke-color="#ff3333" draw:fill="none" draw:textarea-horizontal-align="justify" draw:textarea-vertical-align="middle" draw:auto-grow-height="false" fo:min-height="1.35cm" fo:min-width="19.5cm"/>
    </style:style>
    <style:style style:name="gr44" style:family="graphic" style:parent-style-name="standard">
      <style:graphic-properties draw:fill-color="#ffff00" draw:textarea-vertical-align="middle" draw:auto-grow-height="false" fo:min-height="0.284cm" fo:min-width="0.104cm"/>
    </style:style>
    <style:style style:name="gr45" style:family="graphic" style:parent-style-name="standard">
      <style:graphic-properties svg:stroke-color="#0066ff" draw:fill-color="#99ffff" draw:textarea-horizontal-align="justify" draw:textarea-vertical-align="middle" draw:auto-grow-height="false" fo:min-height="2.15cm" fo:min-width="23.1cm"/>
    </style:style>
    <style:style style:name="gr46" style:family="graphic" style:parent-style-name="塗りつぶしなし線なしオブジェクト">
      <style:graphic-properties draw:stroke="none" draw:fill="none" draw:textarea-vertical-align="middle" draw:color-mode="standard" draw:luminance="0%" draw:contrast="0%" draw:gamma="100%" draw:red="0%" draw:green="0%" draw:blue="0%" fo:clip="rect(0.094cm, 0cm, 0cm, 0.094cm)" draw:image-opacity="100%" style:mirror="none"/>
    </style:style>
    <style:style style:name="gr47" style:family="graphic" style:parent-style-name="standard">
      <style:graphic-properties svg:stroke-color="#0066cc" draw:fill-color="#00ccff" draw:textarea-horizontal-align="justify" draw:textarea-vertical-align="middle" draw:auto-grow-height="false" fo:min-height="1.417cm" fo:min-width="0.222cm"/>
    </style:style>
    <style:style style:name="gr48" style:family="graphic" style:parent-style-name="standard" style:list-style-name="L1">
      <style:graphic-properties draw:stroke="none" svg:stroke-color="#000000" draw:fill="none" draw:fill-color="#ffffff" draw:auto-grow-height="true" draw:auto-grow-width="false" fo:max-height="0cm" fo:min-height="4.02cm"/>
    </style:style>
    <style:style style:name="gr49" style:family="graphic" style:parent-style-name="standard">
      <style:graphic-properties draw:stroke="dash" draw:stroke-dash="Fine_20_Dashed" svg:stroke-color="#000000" draw:fill="none" draw:textarea-horizontal-align="justify" draw:textarea-vertical-align="middle" draw:auto-grow-height="false" fo:min-height="7.35cm" fo:min-width="23.1cm"/>
    </style:style>
    <style:style style:name="gr50" style:family="graphic" style:parent-style-name="standard">
      <style:graphic-properties draw:stroke="solid" svg:stroke-color="#00cc33" draw:fill="none" draw:fill-color="#ffffff" draw:auto-grow-height="true" draw:auto-grow-width="false" fo:max-height="0cm" fo:min-height="5.286cm"/>
    </style:style>
    <style:style style:name="gr51" style:family="graphic" style:parent-style-name="standard">
      <style:graphic-properties svg:stroke-color="#000000" draw:textarea-vertical-align="middle" draw:auto-grow-height="false" fo:min-height="1.582cm" fo:min-width="1.5cm"/>
    </style:style>
    <style:style style:name="gr5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3" style:family="graphic" style:parent-style-name="standard">
      <style:graphic-properties svg:stroke-color="#000000" draw:textarea-vertical-align="middle" draw:auto-grow-height="false" fo:min-height="1.583cm" fo:min-width="1.501cm"/>
    </style:style>
    <style:style style:name="gr54" style:family="graphic" style:parent-style-name="standard">
      <style:graphic-properties svg:stroke-color="#000000" draw:textarea-vertical-align="middle" draw:auto-grow-height="false" fo:min-height="0.923cm" fo:min-width="0.788cm"/>
    </style:style>
    <style:style style:name="gr55" style:family="graphic" style:parent-style-name="standard">
      <style:graphic-properties svg:stroke-color="#000000" draw:textarea-vertical-align="middle" draw:auto-grow-height="false" fo:min-height="0.922cm" fo:min-width="0.787cm"/>
    </style:style>
    <style:style style:name="gr56" style:family="graphic" style:parent-style-name="standard">
      <style:graphic-properties svg:stroke-color="#000000" draw:textarea-horizontal-align="justify" draw:textarea-vertical-align="middle" draw:auto-grow-height="false" fo:min-height="5.35cm" fo:min-width="9.9cm"/>
    </style:style>
    <style:style style:name="gr57" style:family="graphic" style:parent-style-name="objectwithoutfill">
      <style:graphic-properties draw:stroke="dash" draw:stroke-dash="Fine_20_Dotted" svg:stroke-width="0.212cm" svg:stroke-color="#ff3333" draw:marker-start="" draw:marker-start-width="0.518cm" draw:marker-end="" draw:marker-end-width="0.518cm" draw:fill="none" draw:textarea-vertical-align="middle" fo:padding-top="0.181cm" fo:padding-bottom="0.181cm" fo:padding-left="0.306cm" fo:padding-right="0.306cm"/>
    </style:style>
    <style:style style:name="gr58" style:family="graphic" style:parent-style-name="standard">
      <style:graphic-properties draw:stroke="none" svg:stroke-color="#000000" draw:fill="none" draw:fill-color="#ffffff" draw:auto-grow-height="true" draw:auto-grow-width="false" fo:max-height="0cm" fo:min-height="3.194cm"/>
    </style:style>
    <style:style style:name="gr59" style:family="graphic" style:parent-style-name="objectwithoutfill">
      <style:graphic-properties draw:stroke="solid" draw:stroke-dash="Ultrafine_20_Dashed" svg:stroke-color="#0000cc" draw:fill="none" draw:textarea-vertical-align="middle"/>
    </style:style>
    <style:style style:name="gr60" style:family="graphic" style:parent-style-name="objectwithoutfill">
      <style:graphic-properties svg:stroke-color="#0000ff" draw:fill="none" draw:textarea-vertical-align="middle"/>
    </style:style>
    <style:style style:name="gr61" style:family="graphic" style:parent-style-name="standard">
      <style:graphic-properties draw:stroke="none" svg:stroke-color="#000000" draw:fill="none" draw:fill-color="#ffffff" draw:auto-grow-height="true" draw:auto-grow-width="false" fo:max-height="0cm" fo:min-height="0.712cm"/>
    </style:style>
    <style:style style:name="gr62" style:family="graphic" style:parent-style-name="standard">
      <style:graphic-properties draw:stroke="none" svg:stroke-color="#000000" draw:fill="none" draw:fill-color="#ffffff" draw:auto-grow-height="true" draw:auto-grow-width="false" fo:max-height="0cm" fo:min-height="0.75cm"/>
    </style:style>
    <style:style style:name="gr63" style:family="graphic" style:parent-style-name="objectwithoutfill">
      <style:graphic-properties svg:stroke-color="#006600" draw:fill="none" draw:textarea-vertical-align="middle"/>
    </style:style>
    <style:style style:name="gr64" style:family="graphic" style:parent-style-name="standard">
      <style:graphic-properties draw:stroke="none" svg:stroke-color="#000000" draw:fill="none" draw:fill-color="#ffffff" draw:auto-grow-height="true" draw:auto-grow-width="false" fo:max-height="0cm" fo:min-height="12.844cm"/>
    </style:style>
    <style:style style:name="gr65" style:family="graphic" style:parent-style-name="standard">
      <style:graphic-properties svg:stroke-color="#ff3333" draw:fill-color="#ff3333" draw:textarea-horizontal-align="justify" draw:textarea-vertical-align="middle" draw:auto-grow-height="false" fo:min-height="0.034cm" fo:min-width="0cm"/>
    </style:style>
    <style:style style:name="gr66" style:family="graphic" style:parent-style-name="standard">
      <style:graphic-properties draw:stroke="none" svg:stroke-color="#000000" draw:fill="none" draw:fill-color="#ffffff" draw:auto-grow-height="true" draw:auto-grow-width="false" fo:max-height="0cm" fo:min-height="5.387cm"/>
    </style:style>
    <style:style style:name="gr67" style:family="graphic" style:parent-style-name="standard">
      <style:graphic-properties draw:stroke="none" svg:stroke-color="#000000" draw:fill="none" draw:fill-color="#ffffff" draw:auto-grow-height="true" draw:auto-grow-width="false" fo:max-height="0cm" fo:min-height="0.671cm"/>
    </style:style>
    <style:style style:name="gr68" style:family="graphic" style:parent-style-name="standard">
      <style:graphic-properties draw:fill="none" draw:textarea-vertical-align="middle" draw:auto-grow-height="false" fo:min-height="2.974cm" fo:min-width="0cm"/>
    </style:style>
    <style:style style:name="gr69" style:family="graphic" style:parent-style-name="standard">
      <style:graphic-properties draw:stroke="none" svg:stroke-color="#000000" draw:fill="none" draw:fill-color="#ffffff" draw:auto-grow-height="true" draw:auto-grow-width="false" fo:max-height="0cm" fo:min-height="1.792cm"/>
    </style:style>
    <style:style style:name="gr70" style:family="graphic" style:parent-style-name="standard">
      <style:graphic-properties svg:stroke-color="#0066ff" draw:fill-color="#99ffff" draw:textarea-horizontal-align="justify" draw:textarea-vertical-align="middle" draw:auto-grow-height="false" fo:min-height="2.15cm" fo:min-width="25.3cm"/>
    </style:style>
    <style:style style:name="gr71" style:family="graphic" style:parent-style-name="standard">
      <style:graphic-properties draw:stroke="dash" draw:stroke-dash="Fine_20_Dashed" svg:stroke-color="#000000" draw:fill="none" draw:textarea-horizontal-align="justify" draw:textarea-vertical-align="middle" draw:auto-grow-height="false" fo:min-height="8.244cm" fo:min-width="11.5cm"/>
    </style:style>
    <style:style style:name="gr72" style:family="graphic" style:parent-style-name="objectwithoutfill">
      <style:graphic-properties svg:stroke-color="#00cc00" draw:fill="none" draw:textarea-vertical-align="middle"/>
    </style:style>
    <style:style style:name="gr73" style:family="graphic" style:parent-style-name="塗りつぶしなし線なしオブジェクト">
      <style:graphic-properties draw:stroke="none" draw:fill="none" draw:textarea-vertical-align="middle" draw:color-mode="standard" draw:luminance="0%" draw:contrast="0%" draw:gamma="100%" draw:red="0%" draw:green="0%" draw:blue="0%" fo:clip="rect(3.055cm, 1.584cm, 0.401cm, 8.599cm)" draw:image-opacity="100%" style:mirror="none"/>
    </style:style>
    <style:style style:name="gr74" style:family="graphic" style:parent-style-name="standard">
      <style:graphic-properties draw:stroke="none" svg:stroke-color="#000000" draw:fill="none" draw:fill-color="#ffffff" draw:auto-grow-height="true" draw:auto-grow-width="false" fo:max-height="0cm" fo:min-height="1.695cm"/>
    </style:style>
    <style:style style:name="gr75" style:family="graphic" style:parent-style-name="standard">
      <style:graphic-properties draw:stroke="none" svg:stroke-color="#000000" draw:fill="none" draw:fill-color="#ffffff" draw:auto-grow-height="true" draw:auto-grow-width="false" fo:max-height="0cm" fo:min-height="7.751cm"/>
    </style:style>
    <style:style style:name="gr76" style:family="graphic" style:parent-style-name="standard">
      <style:graphic-properties svg:stroke-color="#ff3333" draw:fill="solid" draw:fill-color="#ff3333" draw:textarea-horizontal-align="justify" draw:textarea-vertical-align="middle" draw:auto-grow-height="false" fo:min-height="0.174cm" fo:min-width="0cm"/>
    </style:style>
    <style:style style:name="gr77" style:family="graphic" style:parent-style-name="standard">
      <style:graphic-properties draw:stroke="none" svg:stroke-color="#000000" draw:fill="none" draw:fill-color="#ffffff" draw:auto-grow-height="true" draw:auto-grow-width="false" fo:max-height="0cm" fo:min-height="1.75cm"/>
    </style:style>
    <style:style style:name="gr78" style:family="graphic" style:parent-style-name="standard">
      <style:graphic-properties svg:stroke-color="#0000ff" draw:fill-color="#3333ff" draw:textarea-horizontal-align="justify" draw:textarea-vertical-align="middle" draw:auto-grow-height="false" fo:min-height="0.174cm" fo:min-width="0cm"/>
    </style:style>
    <style:style style:name="gr79" style:family="graphic" style:parent-style-name="standard">
      <style:graphic-properties svg:stroke-color="#000000" draw:fill="none" draw:textarea-vertical-align="middle" draw:auto-grow-height="false" fo:min-height="4.87cm" fo:min-width="0cm"/>
    </style:style>
    <style:style style:name="gr80" style:family="graphic" style:parent-style-name="standard">
      <style:graphic-properties draw:stroke="none" svg:stroke-color="#000000" draw:fill="none" draw:fill-color="#ffffff" draw:auto-grow-height="true" draw:auto-grow-width="false" fo:max-height="0cm" fo:min-height="1.551cm"/>
    </style:style>
    <style:style style:name="gr81" style:family="graphic" style:parent-style-name="standard">
      <style:graphic-properties draw:stroke="dash" draw:stroke-dash="Fine_20_Dashed" svg:stroke-color="#000000" draw:fill="none" draw:textarea-horizontal-align="justify" draw:textarea-vertical-align="middle" draw:auto-grow-height="false" fo:min-height="8.55cm" fo:min-width="11.5cm"/>
    </style:style>
    <style:style style:name="gr82" style:family="graphic" style:parent-style-name="standard">
      <style:graphic-properties svg:stroke-color="#0000ff" draw:fill-color="#3333ff" draw:textarea-horizontal-align="justify" draw:textarea-vertical-align="middle" draw:auto-grow-height="false" fo:min-height="0.034cm" fo:min-width="0cm"/>
    </style:style>
    <style:style style:name="gr83" style:family="graphic" style:parent-style-name="standard">
      <style:graphic-properties draw:stroke="none" svg:stroke-color="#000000" draw:fill="none" draw:fill-color="#ffffff" draw:auto-grow-height="true" draw:auto-grow-width="false" fo:max-height="0cm" fo:min-height="4.837cm"/>
    </style:style>
    <style:style style:name="gr84" style:family="graphic" style:parent-style-name="standard">
      <style:graphic-properties svg:stroke-color="#ff6600" draw:fill-color="#ffcc00" draw:textarea-horizontal-align="justify" draw:textarea-vertical-align="middle" draw:auto-grow-height="false" fo:min-height="0.625cm" fo:min-width="0cm"/>
    </style:style>
    <style:style style:name="gr85" style:family="graphic" style:parent-style-name="objectwithoutfill">
      <style:graphic-properties svg:stroke-color="#00cc33" draw:fill="none" draw:textarea-vertical-align="middle"/>
    </style:style>
    <style:style style:name="gr86" style:family="graphic" style:parent-style-name="objectwithoutfill">
      <style:graphic-properties draw:stroke="solid" draw:stroke-dash="Fine_20_Dashed" svg:stroke-color="#ff3333" draw:fill="none" draw:textarea-vertical-align="middle"/>
    </style:style>
    <style:style style:name="gr87" style:family="graphic" style:parent-style-name="standard">
      <style:graphic-properties draw:stroke="dash" draw:stroke-dash="Fine_20_Dashed" svg:stroke-color="#000000" draw:fill="none" draw:fill-color="#ffffff" draw:auto-grow-height="true" draw:auto-grow-width="false" fo:max-height="0cm" fo:min-height="4.826cm"/>
    </style:style>
    <style:style style:name="gr88" style:family="graphic" style:parent-style-name="standard">
      <style:graphic-properties draw:stroke="none" svg:stroke-color="#000000" draw:fill="none" draw:fill-color="#ffffff" draw:auto-grow-height="true" draw:auto-grow-width="false" fo:max-height="0cm" fo:min-height="1.982cm"/>
    </style:style>
    <style:style style:name="gr89" style:family="graphic" style:parent-style-name="standard">
      <style:graphic-properties draw:stroke="none" svg:stroke-color="#000000" draw:fill="none" draw:fill-color="#ffffff" draw:auto-grow-height="true" draw:auto-grow-width="false" fo:max-height="0cm" fo:min-height="7.55cm"/>
    </style:style>
    <style:style style:name="pr1" style:family="presentation" style:parent-style-name="標準-title">
      <style:graphic-properties fo:min-height="2.2cm"/>
    </style:style>
    <style:style style:name="pr2" style:family="presentation" style:parent-style-name="標準-notes">
      <style:graphic-properties draw:fill-color="#ffffff" fo:min-height="13.364cm"/>
    </style:style>
    <style:style style:name="pr3" style:family="presentation" style:parent-style-name="標準-title">
      <style:graphic-properties fo:min-height="3.506cm"/>
    </style:style>
    <style:style style:name="pr4" style:family="presentation" style:parent-style-name="標準-outline1">
      <style:graphic-properties fo:min-height="11.929cm"/>
    </style:style>
    <style:style style:name="pr5" style:family="presentation" style:parent-style-name="標準-title">
      <style:graphic-properties fo:min-height="1.906cm"/>
    </style:style>
    <style:style style:name="pr6" style:family="presentation" style:parent-style-name="標準-title">
      <style:graphic-properties fo:min-height="2.541cm"/>
    </style:style>
    <style:style style:name="pr7" style:family="presentation" style:parent-style-name="標準-title">
      <style:graphic-properties fo:min-height="2.693cm"/>
    </style:style>
    <style:style style:name="pr8" style:family="presentation" style:parent-style-name="標準-outline1">
      <style:graphic-properties draw:stroke="solid" draw:stroke-dash="Ultrafine_20_Dashed" fo:min-height="11.929cm"/>
    </style:style>
    <style:style style:name="P1" style:family="paragraph">
      <style:paragraph-properties fo:text-align="start"/>
    </style:style>
    <style:style style:name="P2" style:family="paragraph">
      <style:paragraph-properties fo:text-align="start"/>
      <style:text-properties fo:font-size="40pt" style:font-size-asian="40pt" style:font-size-complex="40pt"/>
    </style:style>
    <style:style style:name="P3" style:family="paragraph">
      <loext:graphic-properties draw:fill="none" draw:fill-color="#ffffff"/>
      <style:text-properties fo:font-size="32pt" style:font-size-asian="32pt" style:font-size-complex="32pt"/>
    </style:style>
    <style:style style:name="P4" style:family="paragraph">
      <style:paragraph-properties fo:text-align="end"/>
    </style:style>
    <style:style style:name="P5" style:family="paragraph">
      <loext:graphic-properties draw:fill="none" draw:fill-color="#ffffff"/>
      <style:paragraph-properties fo:text-align="end"/>
      <style:text-properties fo:font-size="44pt" style:font-size-asian="44pt" style:font-size-complex="44pt"/>
    </style:style>
    <style:style style:name="P6" style:family="paragraph">
      <style:paragraph-properties fo:text-align="center"/>
    </style:style>
    <style:style style:name="P7" style:family="paragraph">
      <style:paragraph-properties fo:text-align="center"/>
      <style:text-properties fo:font-size="40pt" style:font-size-asian="40pt" style:font-size-complex="40pt"/>
    </style:style>
    <style:style style:name="P8" style:family="paragraph">
      <loext:graphic-properties draw:fill-color="#ffffff"/>
    </style:style>
    <style:style style:name="P9" style:family="paragraph">
      <style:paragraph-properties fo:margin-left="0cm" fo:margin-right="0cm" fo:line-height="150%" fo:text-align="start" fo:text-indent="0cm"/>
    </style:style>
    <style:style style:name="P10" style:family="paragraph">
      <style:paragraph-properties fo:margin-left="0cm" fo:margin-right="0cm" fo:line-height="150%" fo:text-align="start" fo:text-indent="0cm"/>
      <style:text-properties fo:font-size="40pt" style:font-size-asian="40pt" style:font-size-complex="40pt"/>
    </style:style>
    <style:style style:name="P11" style:family="paragraph">
      <loext:graphic-properties draw:fill-color="#ffffff"/>
      <style:text-properties style:font-size-asian="20pt"/>
    </style:style>
    <style:style style:name="P12" style:family="paragraph">
      <style:paragraph-properties fo:text-align="center"/>
      <style:text-properties fo:font-size="24pt" style:font-size-asian="24pt" style:font-size-complex="24pt"/>
    </style:style>
    <style:style style:name="P13" style:family="paragraph">
      <style:paragraph-properties fo:text-align="start"/>
      <style:text-properties fo:font-size="36pt" style:font-size-asian="36pt" style:font-size-complex="36pt"/>
    </style:style>
    <style:style style:name="P14" style:family="paragraph">
      <loext:graphic-properties draw:fill="none"/>
      <style:paragraph-properties fo:text-align="center"/>
    </style:style>
    <style:style style:name="P15" style:family="paragraph">
      <loext:graphic-properties draw:fill-color="#99ffff"/>
      <style:paragraph-properties fo:text-align="center"/>
      <style:text-properties fo:font-size="24pt" style:font-size-asian="24pt" style:font-size-complex="24pt"/>
    </style:style>
    <style:style style:name="P16" style:family="paragraph">
      <loext:graphic-properties draw:fill="none" draw:fill-color="#ffffff"/>
      <style:text-properties fo:font-size="26pt" style:font-name-asian="ＭＳ Ｐゴシック1" style:font-size-asian="26pt" style:font-size-complex="26pt"/>
    </style:style>
    <style:style style:name="P17" style:family="paragraph">
      <loext:graphic-properties draw:fill="none" draw:fill-color="#ffffff"/>
      <style:text-properties fo:color="#ffff00" fo:font-size="28pt" fo:font-weight="bold" style:font-size-asian="28pt" style:font-weight-asian="bold" style:font-size-complex="28pt" style:font-weight-complex="bold"/>
    </style:style>
    <style:style style:name="P18" style:family="paragraph">
      <style:paragraph-properties fo:text-align="center"/>
      <style:text-properties fo:font-size="22pt" fo:font-weight="bold" style:font-size-asian="22pt" style:font-weight-asian="bold" style:font-size-complex="22pt" style:font-weight-complex="bold"/>
    </style:style>
    <style:style style:name="P19" style:family="paragraph">
      <style:paragraph-properties fo:text-align="center"/>
      <style:text-properties fo:font-size="20pt" fo:font-weight="bold" style:font-size-asian="20pt" style:font-weight-asian="bold" style:font-size-complex="20pt" style:font-weight-complex="bold"/>
    </style:style>
    <style:style style:name="P20" style:family="paragraph">
      <loext:graphic-properties draw:fill="none" draw:fill-color="#ffffff"/>
      <style:text-properties fo:font-size="20pt" fo:font-style="normal" fo:font-weight="bold" style:font-size-asian="20pt" style:font-style-asian="normal" style:font-weight-asian="bold" style:font-size-complex="20pt" style:font-style-complex="normal" style:font-weight-complex="bold"/>
    </style:style>
    <style:style style:name="P21" style:family="paragraph">
      <loext:graphic-properties draw:fill="none" draw:fill-color="#ffffff"/>
      <style:text-properties fo:font-size="20pt" fo:font-weight="bold" style:font-size-asian="20pt" style:font-weight-asian="bold" style:font-size-complex="20pt" style:font-weight-complex="bold"/>
    </style:style>
    <style:style style:name="P22" style:family="paragraph">
      <style:paragraph-properties fo:margin-left="0cm" fo:margin-right="0cm" fo:margin-top="0.2cm" fo:margin-bottom="0.2cm" fo:line-height="100%" fo:text-align="center" fo:text-indent="0cm" style:writing-mode="lr-tb"/>
    </style:style>
    <style:style style:name="P23" style:family="paragraph">
      <style:paragraph-properties fo:margin-left="0cm" fo:margin-right="0cm" fo:margin-top="0.2cm" fo:margin-bottom="0.2cm" fo:line-height="100%" fo:text-indent="0cm" style:writing-mode="lr-tb"/>
    </style:style>
    <style:style style:name="P24" style:family="paragraph">
      <loext:graphic-properties draw:fill="none" draw:fill-color="#ffffff"/>
      <style:paragraph-properties fo:margin-left="0cm" fo:margin-right="0cm" fo:margin-top="0.2cm" fo:margin-bottom="0.2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2cm" fo:margin-bottom="0.2cm" fo:line-height="100%" fo:text-align="start" fo:text-indent="0cm" style:writing-mode="lr-tb"/>
    </style:style>
    <style:style style:name="P26" style:family="paragraph">
      <style:paragraph-properties fo:margin-left="0cm" fo:margin-right="0cm" fo:margin-top="0.2cm" fo:margin-bottom="0.2cm" fo:line-height="100%" fo:text-align="end" fo:text-indent="0cm" style:writing-mode="lr-tb"/>
    </style:style>
    <style:style style:name="P27" style:family="paragraph">
      <loext:graphic-properties draw:fill="none" draw:fill-color="#ffffff"/>
    </style:style>
    <style:style style:name="P28" style:family="paragraph">
      <loext:graphic-properties draw:fill="none" draw:fill-color="#ffffff"/>
      <style:text-properties fo:font-size="22pt" style:font-size-asian="22pt" style:font-size-complex="22pt"/>
    </style:style>
    <style:style style:name="P29" style:family="paragraph">
      <style:paragraph-properties fo:margin-top="0cm" fo:margin-bottom="0cm"/>
    </style:style>
    <style:style style:name="P30" style:family="paragraph">
      <style:paragraph-properties fo:margin-top="0cm" fo:margin-bottom="0cm" fo:text-align="end"/>
    </style:style>
    <style:style style:name="P31" style:family="paragraph">
      <loext:graphic-properties draw:fill-color="#99ffff"/>
      <style:paragraph-properties fo:text-align="center"/>
      <style:text-properties fo:font-size="26pt" fo:font-weight="normal" style:font-size-asian="26pt" style:font-weight-asian="normal" style:font-size-complex="26pt" style:font-weight-complex="normal"/>
    </style:style>
    <style:style style:name="P32" style:family="paragraph">
      <style:text-properties fo:font-size="24pt" style:font-size-asian="24pt" style:font-size-complex="24pt"/>
    </style:style>
    <style:style style:name="P33" style:family="paragraph">
      <loext:graphic-properties draw:fill-color="#99ffff"/>
      <style:paragraph-properties fo:text-align="center"/>
      <style:text-properties fo:font-size="26pt" fo:font-weight="bold" style:font-size-asian="26pt" style:font-weight-asian="bold" style:font-size-complex="26pt" style:font-weight-complex="bold"/>
    </style:style>
    <style:style style:name="P34" style:family="paragraph">
      <style:text-properties fo:font-size="26pt" style:font-size-asian="26pt" style:font-size-complex="26pt"/>
    </style:style>
    <style:style style:name="P35" style:family="paragraph">
      <loext:graphic-properties draw:fill-color="#ffff00"/>
      <style:paragraph-properties fo:text-align="center"/>
    </style:style>
    <style:style style:name="P36" style:family="paragraph">
      <style:text-properties fo:font-size="28pt" style:font-size-asian="28pt" style:font-size-complex="28pt"/>
    </style:style>
    <style:style style:name="P37" style:family="paragraph">
      <loext:graphic-properties draw:fill-color="#99ffff"/>
      <style:paragraph-properties fo:text-align="center"/>
      <style:text-properties fo:font-size="26pt" style:font-size-asian="26pt" style:font-size-complex="26pt"/>
    </style:style>
    <style:style style:name="P38" style:family="paragraph">
      <loext:graphic-properties draw:fill-color="#00ccff"/>
      <style:paragraph-properties fo:text-align="center"/>
    </style:style>
    <style:style style:name="P39" style:family="paragraph">
      <style:paragraph-properties fo:margin-left="0cm" fo:margin-right="0cm" fo:margin-top="0cm" fo:margin-bottom="0cm" fo:line-height="100%" fo:text-align="start" fo:text-indent="0cm" style:writing-mode="lr-tb"/>
    </style:style>
    <style:style style:name="P40" style:family="paragraph">
      <style:paragraph-properties fo:margin-left="0cm" fo:margin-right="0cm" fo:margin-top="0cm" fo:margin-bottom="0cm" fo:line-height="100%" fo:text-align="end" fo:text-indent="0cm" style:writing-mode="lr-tb"/>
    </style:style>
    <style:style style:name="P41" style:family="paragraph">
      <style:paragraph-properties fo:margin-left="0cm" fo:margin-right="0cm" fo:margin-top="0cm" fo:margin-bottom="0cm" fo:line-height="100%" fo:text-indent="0cm" style:writing-mode="lr-tb"/>
    </style:style>
    <style:style style:name="P42"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ＭＳ Ｐ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P43" style:family="paragraph">
      <loext:graphic-properties draw:fill="none" draw:fill-color="#ffffff"/>
      <style:text-properties fo:font-weight="bold" style:font-size-asian="18pt" style:font-weight-asian="bold" style:font-weight-complex="bold"/>
    </style:style>
    <style:style style:name="P44" style:family="paragraph">
      <loext:graphic-properties draw:fill="none"/>
      <style:paragraph-properties fo:text-align="center"/>
      <style:text-properties fo:color="#00cc00"/>
    </style:style>
    <style:style style:name="P45" style:family="paragraph">
      <loext:graphic-properties draw:fill="none" draw:fill-color="#ffffff"/>
      <style:paragraph-properties fo:margin-left="0cm" fo:margin-right="0cm" fo:margin-top="0.2cm" fo:margin-bottom="0.2cm" fo:line-height="100%" fo:text-indent="0cm" style:writing-mode="lr-tb"/>
      <style:text-properties fo:font-size="22pt" style:font-size-asian="22pt" style:font-size-complex="22pt"/>
    </style:style>
    <style:style style:name="P46" style:family="paragraph">
      <loext:graphic-properties draw:fill-color="#ff3333"/>
      <style:paragraph-properties fo:text-align="center"/>
    </style:style>
    <style:style style:name="P47" style:family="paragraph">
      <style:paragraph-properties fo:margin-left="0cm" fo:margin-right="0cm" fo:margin-top="0.3cm" fo:margin-bottom="0.3cm" fo:line-height="100%" fo:text-indent="0cm" style:writing-mode="lr-tb"/>
    </style:style>
    <style:style style:name="P48" style:family="paragraph">
      <loext:graphic-properties draw:fill="none" draw:fill-color="#ffffff"/>
      <style:text-properties fo:font-weight="bold" style:font-weight-asian="bold" style:font-weight-complex="bold"/>
    </style:style>
    <style:style style:name="P49" style:family="paragraph">
      <loext:graphic-properties draw:fill="none" draw:fill-color="#ffffff"/>
      <style:text-properties fo:font-size="24pt" style:font-size-asian="24pt" style:font-size-complex="24pt"/>
    </style:style>
    <style:style style:name="P50" style:family="paragraph">
      <loext:graphic-properties draw:fill="none" draw:fill-color="#ffffff"/>
      <style:paragraph-properties fo:text-align="center"/>
      <style:text-properties fo:font-size="22pt" style:font-size-asian="22pt" style:font-size-complex="22pt"/>
    </style:style>
    <style:style style:name="P51" style:family="paragraph">
      <loext:graphic-properties draw:fill="solid" draw:fill-color="#ff3333"/>
      <style:paragraph-properties fo:text-align="center"/>
    </style:style>
    <style:style style:name="P52" style:family="paragraph">
      <loext:graphic-properties draw:fill="none" draw:fill-color="#ffffff"/>
      <style:paragraph-properties fo:text-align="center"/>
      <style:text-properties fo:font-size="24pt" style:font-size-asian="24pt" style:font-size-complex="24pt"/>
    </style:style>
    <style:style style:name="P53" style:family="paragraph">
      <loext:graphic-properties draw:fill-color="#3333ff"/>
      <style:paragraph-properties fo:text-align="center"/>
    </style:style>
    <style:style style:name="P54" style:family="paragraph">
      <loext:graphic-properties draw:fill-color="#ffcc00"/>
      <style:paragraph-properties fo:text-align="center"/>
    </style:style>
    <style:style style:name="P55" style:family="paragraph">
      <loext:graphic-properties draw:fill="none" draw:fill-color="#ffffff"/>
      <style:text-properties fo:font-size="28pt" style:font-size-asian="28pt" style:font-size-complex="28pt"/>
    </style:style>
    <style:style style:name="T1" style:family="text">
      <style:text-properties fo:font-size="40pt" style:font-size-asian="40pt" style:font-size-complex="40pt"/>
    </style:style>
    <style:style style:name="T2" style:family="text">
      <style:text-properties fo:font-size="32pt" style:font-size-asian="32pt" style:font-size-complex="32pt"/>
    </style:style>
    <style:style style:name="T3" style:family="text">
      <style:text-properties fo:font-size="44pt" style:font-size-asian="44pt" style:font-size-complex="44pt"/>
    </style:style>
    <style:style style:name="T4" style:family="text">
      <style:text-properties fo:font-size="24pt" style:font-size-asian="24pt" style:font-size-complex="24pt"/>
    </style:style>
    <style:style style:name="T5" style:family="text">
      <style:text-properties fo:font-size="36pt" style:font-size-asian="36pt" style:font-size-complex="36pt"/>
    </style:style>
    <style:style style:name="T6" style:family="text">
      <style:text-properties fo:font-size="26pt" style:font-name-asian="ＭＳ Ｐゴシック1" style:font-size-asian="26pt" style:font-size-complex="26pt"/>
    </style:style>
    <style:style style:name="T7" style:family="text">
      <style:text-properties fo:color="#ffff00" fo:font-size="28pt" fo:font-weight="bold" style:font-size-asian="28pt" style:font-weight-asian="bold" style:font-size-complex="28pt" style:font-weight-complex="bold"/>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0pt" fo:font-style="normal" fo:font-weight="bold" style:font-size-asian="20pt" style:font-style-asian="normal" style:font-weight-asian="bold" style:font-size-complex="20pt" style:font-style-complex="normal" style:font-weight-complex="bold"/>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 style:family="text">
      <style:text-properties fo:color="#ff3333" fo:font-weight="bold" style:font-weight-asian="bold" style:font-weight-complex="bold"/>
    </style:style>
    <style:style style:name="T13" style:family="text">
      <style:text-properties fo:color="#ff3333" fo:font-size="24pt" fo:font-weight="bold" style:font-size-asian="24pt" style:font-weight-asian="bold" style:font-size-complex="24pt" style:font-weight-complex="bold"/>
    </style:style>
    <style:style style:name="T14" style:family="text">
      <style:text-properties fo:font-size="18pt" style:font-size-asian="18pt" style:font-size-complex="18pt"/>
    </style:style>
    <style:style style:name="T15" style:family="text">
      <style:text-properties fo:color="#ff0000" fo:font-size="24pt" fo:font-weight="bold" style:font-size-asian="24pt" style:font-weight-asian="bold" style:font-size-complex="24pt" style:font-weight-complex="bold"/>
    </style:style>
    <style:style style:name="T16" style:family="text">
      <style:text-properties fo:font-size="22pt" style:font-size-asian="22pt" style:font-size-complex="22pt"/>
    </style:style>
    <style:style style:name="T1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ＭＳ Ｐゴシック"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8" style:family="text">
      <style:text-properties fo:font-size="26pt" fo:font-weight="normal" style:font-size-asian="26pt" style:font-weight-asian="normal" style:font-size-complex="26pt" style:font-weight-complex="normal"/>
    </style:style>
    <style:style style:name="T19" style:family="text">
      <style:text-properties fo:font-size="26pt" fo:font-weight="bold" style:font-size-asian="26pt" style:font-weight-asian="bold" style:font-size-complex="26pt" style:font-weight-complex="bold"/>
    </style:style>
    <style:style style:name="T20"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ＭＳ Ｐ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1" style:family="text">
      <style:text-properties fo:font-size="28pt" style:font-size-asian="28pt" style:font-size-complex="28pt"/>
    </style:style>
    <style:style style:name="T22" style:family="text">
      <style:text-properties fo:font-size="26pt" style:font-size-asian="26pt" style:font-size-complex="26pt"/>
    </style:style>
    <style:style style:name="T23"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ＭＳ Ｐゴシック"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ＭＳ Ｐ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5" style:family="text">
      <style:text-properties fo:font-weight="bold" style:font-size-asian="18pt" style:font-weight-asian="bold" style:font-weight-complex="bold"/>
    </style:style>
    <style:style style:name="T26" style:family="text">
      <style:text-properties fo:font-variant="normal" fo:text-transform="none" fo:color="#0000cc" style:text-outline="false" style:text-line-through-style="none" style:text-line-through-type="none" style:font-name="Liberation Sans" fo:font-size="22pt" fo:font-style="normal" fo:text-shadow="none" style:text-underline-style="none" fo:font-weight="bold" style:letter-kerning="true" style:font-name-asian="ＭＳ Ｐゴシック"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3333" style:text-outline="false" style:text-line-through-style="none" style:text-line-through-type="none" style:font-name="Liberation Sans" fo:font-size="22pt" fo:font-style="normal" fo:text-shadow="none" style:text-underline-style="none" fo:font-weight="bold" style:letter-kerning="true" style:font-name-asian="ＭＳ Ｐゴシック"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28" style:family="text">
      <style:text-properties fo:font-variant="normal" fo:text-transform="none" fo:color="#3333ff" style:text-outline="false" style:text-line-through-style="none" style:text-line-through-type="none" style:font-name="Liberation Sans" fo:font-size="22pt" fo:font-style="normal" fo:text-shadow="none" style:text-underline-style="none" fo:font-weight="bold" style:letter-kerning="true" style:font-name-asian="ＭＳ Ｐゴシック"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29" style:family="text">
      <style:text-properties fo:font-weight="bold" style:font-weight-asian="bold" style:font-weight-complex="bold"/>
    </style:style>
    <style:style style:name="T30" style:family="text">
      <style:text-properties fo:color="#000000" fo:font-size="22pt" fo:font-weight="normal" style:font-size-asian="22pt" style:font-weight-asian="normal" style:font-size-complex="22pt" style:font-weight-complex="normal"/>
    </style:style>
    <style:style style:name="T31" style:family="text">
      <style:text-properties fo:color="#ff3333" fo:font-size="22pt" fo:font-weight="bold" style:font-size-asian="22pt" style:font-weight-asian="bold" style:font-size-complex="22pt" style:font-weight-complex="bold"/>
    </style:style>
    <style:style style:name="T32" style:family="text">
      <style:text-properties fo:color="#0000ff" fo:font-size="22pt" fo:font-weight="bold" style:font-size-asian="22pt" style:font-weight-asian="bold" style:font-size-complex="22pt" style:font-weight-complex="bold"/>
    </style:style>
    <style:style style:name="T33" style:family="text">
      <style:text-properties fo:color="#3333ff" fo:font-size="22pt" fo:font-weight="bold" style:font-size-asian="22pt" style:font-weight-asian="bold" style:font-size-complex="22pt" style:font-weight-complex="bold"/>
    </style:style>
    <style:style style:name="T34" style:family="text">
      <style:text-properties fo:color="#00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text-style-name="P2" draw:layer="layout" svg:width="26.6cm" svg:height="2.2cm" svg:x="1.2cm" svg:y="7.8cm" presentation:class="title" presentation:user-transformed="true">
          <draw:text-box>
            <text:p text:style-name="P1"><text:span text:style-name="T1">Unity</text:span><text:span text:style-name="T1">を用いて</text:span></text:p>
          </draw:text-box>
        </draw:frame>
        <draw:frame draw:style-name="gr1" draw:text-style-name="P3" draw:layer="layout" svg:width="5.773cm" svg:height="1.381cm" svg:x="20.427cm" svg:y="17.4cm">
          <draw:text-box>
            <text:p><text:span text:style-name="T2">三浦　裕貴</text:span></text:p>
          </draw:text-box>
        </draw:frame>
        <draw:frame draw:style-name="gr2" draw:text-style-name="P5" draw:layer="layout" svg:width="7cm" svg:height="3.359cm" svg:x="10.5cm" svg:y="2.8cm">
          <draw:text-box>
            <text:p text:style-name="P4"><text:span text:style-name="T3">研修発表</text:span></text:p>
          </draw:text-box>
        </draw:frame>
        <draw:frame presentation:style-name="pr1" draw:text-style-name="P7" draw:layer="layout" svg:width="27.8cm" svg:height="2.2cm" svg:x="0.2cm" svg:y="10cm" presentation:class="title" presentation:user-transformed="true">
          <draw:text-box>
            <text:p text:style-name="P6"><text:span text:style-name="T1">「月着陸船ゲーム」を作ったことについて</text:span></text:p>
          </draw:text-box>
        </draw:frame>
        <presentation:notes draw:style-name="dp2">
          <draw:page-thumbnail draw:style-name="gr3"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presentation:style-name="pr3" draw:layer="layout" svg:width="25.199cm" svg:height="3.506cm" svg:x="1.4cm" svg:y="0.837cm" presentation:class="title" presentation:user-transformed="true">
          <draw:text-box>
            <text:p>目次</text:p>
          </draw:text-box>
        </draw:frame>
        <draw:frame presentation:style-name="pr4" draw:text-style-name="P10" draw:layer="layout" svg:width="21cm" svg:height="13.4cm" svg:x="3.4cm" svg:y="5cm" presentation:class="outline" presentation:user-transformed="true">
          <draw:text-box>
            <text:list text:style-name="L2">
              <text:list-header>
                <text:p text:style-name="P9"><text:span text:style-name="T1">１．どんなゲームを作るか。</text:span></text:p>
                <text:p text:style-name="P9"><text:span text:style-name="T1">２．作っていく</text:span></text:p>
                <text:p text:style-name="P9"><text:span text:style-name="T1">３．時間をかけたところ</text:span></text:p>
                <text:p text:style-name="P9"><text:span text:style-name="T1">４．感想と反省</text:span></text:p>
                <text:p text:style-name="P9"><text:span text:style-name="T1"/></text:p>
              </text:list-header>
            </text:list>
          </draw:text-box>
        </draw:frame>
        <presentation:notes draw:style-name="dp2">
          <draw:page-thumbnail draw:style-name="gr3" draw:layer="layout" svg:width="14.848cm" svg:height="11.136cm" svg:x="3.075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3" draw:layer="layout" svg:width="25.199cm" svg:height="3.506cm" svg:x="1.412cm" svg:y="8.341cm" presentation:class="title" presentation:user-transformed="true">
          <draw:text-box>
            <text:p>１．どんなゲームを作るか。</text:p>
          </draw:text-box>
        </draw:frame>
        <presentation:notes draw:style-name="dp2">
          <draw:page-thumbnail draw:style-name="gr3"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presentation:style-name="pr4" draw:text-style-name="P12" draw:layer="layout" svg:width="25.199cm" svg:height="1.293cm" svg:x="1.801cm" svg:y="3.2cm" presentation:class="outline" presentation:user-transformed="true">
          <draw:text-box>
            <text:list text:style-name="L2">
              <text:list-header>
                <text:p text:style-name="P6"><text:span text:style-name="T4"><text:a xlink:href="http://t-ishii.la.coocan.jp/hp/HTML5/landing/index.html" xlink:type="simple">http://t-ishii.la.coocan.jp/hp/HTML5/landing/index.html</text:a></text:span></text:p>
              </text:list-header>
            </text:list>
          </draw:text-box>
        </draw:frame>
        <draw:frame presentation:style-name="pr5" draw:text-style-name="P13" draw:layer="layout" svg:width="16.6cm" svg:height="1.906cm" svg:x="1.4cm" svg:y="0.694cm" presentation:class="title" presentation:user-transformed="true">
          <draw:text-box>
            <text:p text:style-name="P1"><text:span text:style-name="T5">〇参考にした月着陸船ゲーム</text:span></text:p>
          </draw:text-box>
        </draw:frame>
        <draw:frame draw:style-name="gr4" draw:text-style-name="P14" draw:layer="layout" svg:width="17.506cm" svg:height="12cm" svg:x="5.694cm" svg:y="4.6cm">
          <draw:image xlink:href="Pictures/10000000000003BD0000029047384B3A0F4FBD8B.png" xlink:type="simple" xlink:show="embed" xlink:actuate="onLoad">
            <text:p/>
          </draw:image>
        </draw:frame>
        <draw:custom-shape draw:style-name="gr5" draw:text-style-name="P15" draw:layer="layout" svg:width="23.2cm" svg:height="2.4cm" svg:x="2.6cm" svg:y="17.6cm">
          <text:p text:style-name="P6"><text:span text:style-name="T4">ランダーの制御が難しく、まったく着陸できなかった。</text:span></text:p>
          <text:p text:style-name="P6"><text:span text:style-name="T4">月着陸船ゲームがどのようなものか理解できた。</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presentation:style-name="pr5" draw:text-style-name="P13" draw:layer="layout" svg:width="16.6cm" svg:height="1.906cm" svg:x="1.2cm" svg:y="0.694cm" presentation:class="title" presentation:user-transformed="true">
          <draw:text-box>
            <text:p text:style-name="P1"><text:span text:style-name="T5">〇画面イメージ</text:span></text:p>
          </draw:text-box>
        </draw:frame>
        <draw:frame draw:style-name="gr6" draw:text-style-name="P14" draw:layer="layout" svg:width="20.422cm" svg:height="11.286cm" svg:x="3.8cm" svg:y="2.8cm">
          <draw:image xlink:href="Pictures/10000000000005120000041A1C4A3A1C872686CE.png" xlink:type="simple" xlink:show="embed" xlink:actuate="onLoad">
            <text:p/>
          </draw:image>
        </draw:frame>
        <draw:custom-shape draw:style-name="gr7" draw:text-style-name="P14" draw:layer="layout" svg:width="20.422cm" svg:height="2.6cm" svg:x="3.8cm" svg:y="2.8cm">
          <text:p/>
          <draw:enhanced-geometry svg:viewBox="0 0 21600 21600" draw:type="rectangle" draw:enhanced-path="M 0 0 L 21600 0 21600 21600 0 21600 0 0 Z N"/>
        </draw:custom-shape>
        <draw:custom-shape draw:style-name="gr8" draw:text-style-name="P14" draw:layer="layout" svg:width="20.422cm" svg:height="3.286cm" svg:x="3.8cm" svg:y="10.8cm">
          <text:p/>
          <draw:enhanced-geometry svg:viewBox="0 0 21600 21600" draw:type="rectangle" draw:enhanced-path="M 0 0 L 21600 0 21600 21600 0 21600 0 0 Z N"/>
        </draw:custom-shape>
        <draw:custom-shape draw:style-name="gr9" draw:text-style-name="P14" draw:layer="layout" svg:width="2.2cm" svg:height="2.2cm" svg:x="12.6cm" svg:y="7cm">
          <text:p/>
          <draw:enhanced-geometry svg:viewBox="0 0 21600 21600" draw:type="rectangle" draw:enhanced-path="M 0 0 L 21600 0 21600 21600 0 21600 0 0 Z N"/>
        </draw:custom-shape>
        <draw:frame draw:style-name="gr10" draw:text-style-name="P16" draw:layer="layout" svg:width="24.008cm" svg:height="4.8cm" svg:x="2.192cm" svg:y="15cm">
          <draw:text-box>
            <text:p><text:span text:style-name="T6">① </text:span><text:span text:style-name="T6">ランダー　：　プレイヤー操作オブジェクト</text:span></text:p>
            <text:p><text:span text:style-name="T6">② </text:span><text:span text:style-name="T6">月面ステージ　：　４つの平坦な着陸ポイントがある。</text:span></text:p>
            <text:p><text:span text:style-name="T6">③ </text:span><text:span text:style-name="T6">情報</text:span><text:span text:style-name="T6">UI</text:span><text:span text:style-name="T6">　</text:span><text:span text:style-name="T6">:</text:span><text:span text:style-name="T6">　ステージ番号</text:span><text:span text:style-name="T6">/</text:span><text:span text:style-name="T6">総合スコア</text:span><text:span text:style-name="T6">/</text:span><text:span text:style-name="T6">残り燃料</text:span></text:p>
            <text:p><text:span text:style-name="T6"><text:tab/></text:span><text:span text:style-name="T6"><text:tab/></text:span><text:span text:style-name="T6"><text:tab/></text:span><text:span text:style-name="T6">　　 高度</text:span><text:span text:style-name="T6">/</text:span><text:span text:style-name="T6">水平の速度</text:span><text:span text:style-name="T6">/</text:span><text:span text:style-name="T6">垂直の速度</text:span></text:p>
          </draw:text-box>
        </draw:frame>
        <draw:frame draw:style-name="gr11" draw:text-style-name="P17" draw:layer="layout" svg:width="1.8cm" svg:height="1.438cm" svg:x="11.2cm" svg:y="8.4cm">
          <draw:text-box>
            <text:p><text:span text:style-name="T7">①</text:span></text:p>
          </draw:text-box>
        </draw:frame>
        <draw:frame draw:style-name="gr11" draw:text-style-name="P17" draw:layer="layout" svg:width="1.4cm" svg:height="1.438cm" svg:x="9.2cm" svg:y="3.962cm">
          <draw:text-box>
            <text:p><text:span text:style-name="T7">②</text:span></text:p>
          </draw:text-box>
        </draw:frame>
        <draw:frame draw:style-name="gr12" draw:text-style-name="P17" draw:layer="layout" svg:width="1.6cm" svg:height="1.638cm" svg:x="4.2cm" svg:y="10.962cm">
          <draw:text-box>
            <text:p><text:span text:style-name="T7">③</text:span></text:p>
          </draw:text-box>
        </draw:frame>
        <presentation:notes draw:style-name="dp2">
          <draw:page-thumbnail draw:style-name="gr3"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draw:style-name="gr13" draw:text-style-name="P14" draw:layer="layout" svg:width="5.856cm" svg:height="3.478cm" svg:x="20.8cm" svg:y="7.922cm">
          <draw:image xlink:href="Pictures/10000000000001D4000000B0C40F4C920F0147B7.png" xlink:type="simple" xlink:show="embed" xlink:actuate="onLoad">
            <text:p/>
          </draw:image>
        </draw:frame>
        <draw:frame presentation:style-name="pr5" draw:text-style-name="P13" draw:layer="layout" svg:width="16.6cm" svg:height="1.906cm" svg:x="1.2cm" svg:y="0.694cm" presentation:class="title" presentation:user-transformed="true">
          <draw:text-box>
            <text:p text:style-name="P1"><text:span text:style-name="T5">〇ゲームの流れ</text:span></text:p>
          </draw:text-box>
        </draw:frame>
        <draw:g>
          <draw:custom-shape draw:style-name="gr14" draw:text-style-name="P18" xml:id="id5" draw:id="id5" draw:layer="layout" svg:width="3.4cm" svg:height="1.2cm" svg:x="2.4cm" svg:y="2.6cm">
            <text:p text:style-name="P6"><text:span text:style-name="T8">起動</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19" xml:id="id6" draw:id="id6" draw:layer="layout" svg:width="3cm" svg:height="1.2cm" svg:x="2.6cm" svg:y="5.2cm">
            <text:p text:style-name="P6"><text:span text:style-name="T9">タイトル</text:span></text:p>
            <draw:enhanced-geometry svg:viewBox="0 0 21600 21600" draw:glue-points="10800 0 0 10800 10800 21600 21600 10800" draw:type="flowchart-process" draw:enhanced-path="M 0 0 L 21600 0 21600 21600 0 21600 0 0 Z N"/>
          </draw:custom-shape>
          <draw:custom-shape draw:style-name="gr16" draw:text-style-name="P19" xml:id="id7" draw:id="id7" draw:layer="layout" svg:width="3.8cm" svg:height="1.4cm" svg:x="2.2cm" svg:y="7.2cm">
            <text:p text:style-name="P6"><text:span text:style-name="T9">開始準備</text:span></text:p>
            <draw:enhanced-geometry svg:viewBox="0 0 21600 21600" draw:glue-points="10800 0 0 10800 10800 21600 21600 10800" draw:type="flowchart-process" draw:enhanced-path="M 0 0 L 21600 0 21600 21600 0 21600 0 0 Z N"/>
          </draw:custom-shape>
          <draw:custom-shape draw:style-name="gr16" draw:text-style-name="P19" xml:id="id8" draw:id="id8" draw:layer="layout" svg:width="3.8cm" svg:height="1.4cm" svg:x="2.2cm" svg:y="9.4cm">
            <text:p text:style-name="P6"><text:span text:style-name="T9">ゲーム開始</text:span></text:p>
            <draw:enhanced-geometry svg:viewBox="0 0 21600 21600" draw:glue-points="10800 0 0 10800 10800 21600 21600 10800" draw:type="flowchart-process" draw:enhanced-path="M 0 0 L 21600 0 21600 21600 0 21600 0 0 Z N"/>
          </draw:custom-shape>
          <draw:custom-shape draw:style-name="gr17" draw:text-style-name="P6" xml:id="id1" draw:id="id1" draw:layer="layout" svg:width="4.6cm" svg:height="1.8cm" svg:x="1.8cm" svg:y="15.4cm">
            <text:p text:style-name="P6"><text:span text:style-name="T9">クリアリザルト</text:span></text:p>
            <draw:enhanced-geometry svg:viewBox="0 0 21600 21600" draw:glue-points="10800 0 0 10800 10800 21600 21600 10800" draw:type="flowchart-process" draw:enhanced-path="M 0 0 L 21600 0 21600 21600 0 21600 0 0 Z N"/>
          </draw:custom-shape>
          <draw:custom-shape draw:style-name="gr18" draw:text-style-name="P19" xml:id="id4" draw:id="id4" draw:layer="layout" svg:width="5cm" svg:height="1.8cm" svg:x="7.4cm" svg:y="15.4cm">
            <text:p text:style-name="P6"><text:span text:style-name="T9">ゲームオーバー</text:span></text:p>
            <text:p text:style-name="P6"><text:span text:style-name="T9">リザルト</text:span></text:p>
            <draw:enhanced-geometry svg:viewBox="0 0 21600 21600" draw:glue-points="10800 0 0 10800 10800 21600 21600 10800" draw:type="flowchart-process" draw:enhanced-path="M 0 0 L 21600 0 21600 21600 0 21600 0 0 Z N"/>
          </draw:custom-shape>
          <draw:custom-shape draw:style-name="gr18" draw:text-style-name="P19" xml:id="id9" draw:id="id9" draw:layer="layout" svg:width="5cm" svg:height="1.8cm" svg:x="7.4cm" svg:y="18.4cm">
            <text:p text:style-name="P6"><text:span text:style-name="T9">タイトルへ</text:span></text:p>
            <draw:enhanced-geometry svg:viewBox="0 0 21600 21600" draw:glue-points="10800 0 0 10800 10800 21600 21600 10800" draw:type="flowchart-process" draw:enhanced-path="M 0 0 L 21600 0 21600 21600 0 21600 0 0 Z N"/>
          </draw:custom-shape>
          <draw:custom-shape draw:style-name="gr19" draw:text-style-name="P19" xml:id="id3" draw:id="id3" draw:layer="layout" svg:width="3.4cm" svg:height="2.6cm" svg:x="2.4cm" svg:y="11.4cm">
            <text:p text:style-name="P6"><text:span text:style-name="T9">着陸</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0" draw:text-style-name="P6" draw:layer="layout" draw:line-skew="0.648cm -0.45cm" svg:x1="4.1cm" svg:y1="17.2cm" svg:x2="4.1cm" svg:y2="6.8cm" draw:start-shape="id1" draw:start-glue-point="6" draw:end-shape="id2" draw:end-glue-point="0" svg:d="M4100 17200v1200h-3300v-11600h3300" svg:viewBox="0 0 3301 11601">
            <text:p/>
          </draw:connector>
          <draw:connector draw:style-name="gr20" draw:text-style-name="P6" draw:layer="layout" svg:x1="5.8cm" svg:y1="12.7cm" svg:x2="9.9cm" svg:y2="15.4cm" draw:start-shape="id3" draw:start-glue-point="7" draw:end-shape="id4" draw:end-glue-point="4" svg:d="M5800 12700h4100v2700" svg:viewBox="0 0 4101 2701">
            <text:p/>
          </draw:connector>
          <draw:connector draw:style-name="gr21" draw:text-style-name="P14" draw:layer="layout" draw:type="line" svg:x1="4.1cm" svg:y1="3.8cm" svg:x2="4.1cm" svg:y2="5.2cm" draw:start-shape="id5" draw:start-glue-point="6" draw:end-shape="id6" draw:end-glue-point="4" svg:d="M4100 3800v1400" svg:viewBox="0 0 1 1401">
            <text:p/>
          </draw:connector>
          <draw:connector draw:style-name="gr21" draw:text-style-name="P14" xml:id="id2" draw:id="id2" draw:layer="layout" draw:type="line" svg:x1="4.1cm" svg:y1="6.4cm" svg:x2="4.1cm" svg:y2="7.2cm" draw:start-shape="id6" draw:start-glue-point="6" draw:end-shape="id7" draw:end-glue-point="4" svg:d="M4100 6400v800" svg:viewBox="0 0 1 801">
            <text:p/>
          </draw:connector>
          <draw:connector draw:style-name="gr21" draw:text-style-name="P14" draw:layer="layout" draw:type="line" svg:x1="4.1cm" svg:y1="8.6cm" svg:x2="4.1cm" svg:y2="9.4cm" draw:start-shape="id7" draw:start-glue-point="6" draw:end-shape="id8" draw:end-glue-point="4" svg:d="M4100 8600v800" svg:viewBox="0 0 1 801">
            <text:p/>
          </draw:connector>
          <draw:connector draw:style-name="gr21" draw:text-style-name="P14" draw:layer="layout" draw:type="line" svg:x1="4.1cm" svg:y1="10.8cm" svg:x2="4.1cm" svg:y2="11.4cm" draw:start-shape="id8" draw:start-glue-point="6" draw:end-shape="id3" draw:end-glue-point="4" svg:d="M4100 10800v600" svg:viewBox="0 0 1 601">
            <text:p/>
          </draw:connector>
          <draw:connector draw:style-name="gr21" draw:text-style-name="P14" draw:layer="layout" draw:type="line" svg:x1="4.1cm" svg:y1="14cm" svg:x2="4.1cm" svg:y2="15.4cm" draw:start-shape="id3" draw:start-glue-point="6" draw:end-shape="id1" draw:end-glue-point="4" svg:d="M4100 14000v1400" svg:viewBox="0 0 1 1401">
            <text:p/>
          </draw:connector>
          <draw:connector draw:style-name="gr21" draw:text-style-name="P14" draw:layer="layout" draw:type="line" svg:x1="9.9cm" svg:y1="17.2cm" svg:x2="9.9cm" svg:y2="18.4cm" draw:start-shape="id4" draw:start-glue-point="6" draw:end-shape="id9" draw:end-glue-point="4" svg:d="M9900 17200v1200" svg:viewBox="0 0 1 1201">
            <text:p/>
          </draw:connector>
          <draw:line draw:style-name="gr22" draw:text-style-name="P14" draw:layer="layout" svg:x1="0.8cm" svg:y1="6.8cm" svg:x2="4.1cm" svg:y2="6.8cm">
            <text:p/>
          </draw:line>
          <draw:frame draw:style-name="gr23" draw:text-style-name="P20" draw:layer="layout" svg:width="3cm" svg:height="0.958cm" svg:x="5.8cm" svg:y="11.6cm">
            <draw:text-box>
              <text:p><text:span text:style-name="T10">失敗</text:span></text:p>
            </draw:text-box>
          </draw:frame>
          <draw:frame draw:style-name="gr24" draw:text-style-name="P21" draw:layer="layout" svg:width="2.2cm" svg:height="1.265cm" svg:x="4.4cm" svg:y="14cm">
            <draw:text-box>
              <text:p><text:span text:style-name="T9">成功</text:span></text:p>
            </draw:text-box>
          </draw:frame>
        </draw:g>
        <draw:frame draw:style-name="gr25" draw:text-style-name="P24" draw:layer="layout" svg:width="13.6cm" svg:height="3.578cm" svg:x="13.6cm" svg:y="4.4cm">
          <draw:text-box>
            <text:p text:style-name="P22"><text:span text:style-name="T11">【着陸成功条件】</text:span></text:p>
            <text:p text:style-name="P23"><text:span text:style-name="T11">・着陸した場所が着陸地点である。</text:span></text:p>
            <text:p text:style-name="P23"><text:span text:style-name="T11">・ランダーが水平状態である。回転値</text:span><text:span text:style-name="T11">-1~1</text:span></text:p>
            <text:p text:style-name="P23"><text:span text:style-name="T11">・ランダーの速度が低速である。速度</text:span><text:span text:style-name="T11">-100~100</text:span></text:p>
          </draw:text-box>
        </draw:frame>
        <draw:frame draw:style-name="gr26" draw:text-style-name="P14" draw:layer="layout" svg:width="3.6cm" svg:height="3.359cm" svg:x="13.8cm" svg:y="8.241cm">
          <draw:image xlink:href="Pictures/10000000000001D4000000B0C40F4C920F0147B7.png" xlink:type="simple" xlink:show="embed" xlink:actuate="onLoad">
            <text:p/>
          </draw:image>
        </draw:frame>
        <draw:frame draw:style-name="gr27" draw:text-style-name="P24" draw:layer="layout" svg:width="13.6cm" svg:height="5.061cm" svg:x="13.4cm" svg:y="11.2cm">
          <draw:text-box>
            <text:p text:style-name="P22"><text:span text:style-name="T11">【着陸成功したら】</text:span></text:p>
            <text:p text:style-name="P25"><text:span text:style-name="T11">・ステージクリアとなる。</text:span></text:p>
            <text:p text:style-name="P23"><text:span text:style-name="T11">・ランダーの速度と着陸地点の倍率によって</text:span></text:p>
            <text:p text:style-name="P26"><text:span text:style-name="T11">スコアとボーナス燃料が得られる。</text:span></text:p>
            <text:p text:style-name="P23"><text:span text:style-name="T11">・残りの燃料とボーナス燃料を合わせた燃料で、</text:span></text:p>
            <text:p text:style-name="P26"><text:span text:style-name="T11">次のステージへ進む。</text:span></text:p>
          </draw:text-box>
        </draw:frame>
        <draw:frame draw:style-name="gr28" draw:text-style-name="P24" draw:layer="layout" svg:width="13.6cm" svg:height="2.752cm" svg:x="13.4cm" svg:y="16.6cm">
          <draw:text-box>
            <text:p text:style-name="P22"><text:span text:style-name="T11">【着陸失敗したら】</text:span></text:p>
            <text:p text:style-name="P23"><text:span text:style-name="T11">・クリアステージ数と総合スコアを表示する。</text:span></text:p>
            <text:p text:style-name="P23"><text:span text:style-name="T11">・ゲームオーバーとなり、タイトルシーンへ戻る</text:span></text:p>
          </draw:text-box>
        </draw:frame>
        <presentation:notes draw:style-name="dp2">
          <draw:page-thumbnail draw:style-name="gr3" draw:layer="layout" svg:width="14.848cm" svg:height="11.136cm" svg:x="3.075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6" draw:text-style-name="P13" draw:layer="layout" svg:width="21cm" svg:height="2.541cm" svg:x="1.2cm" svg:y="0.377cm" presentation:class="title" presentation:user-transformed="true">
          <draw:text-box>
            <text:p text:style-name="P1"><text:span text:style-name="T5">〇必要なオブジェクト・コンポーネント</text:span></text:p>
          </draw:text-box>
        </draw:frame>
        <draw:frame draw:style-name="gr29" draw:text-style-name="P14" draw:layer="layout" svg:width="12.303cm" svg:height="6.8cm" svg:x="0.8cm" svg:y="12.4cm">
          <draw:image xlink:href="Pictures/10000000000005120000041A1C4A3A1C872686CE.png" xlink:type="simple" xlink:show="embed" xlink:actuate="onLoad">
            <text:p/>
          </draw:image>
        </draw:frame>
        <draw:frame draw:style-name="gr30" draw:text-style-name="P27" draw:layer="layout" svg:width="14cm" svg:height="9.392cm" svg:x="13.8cm" svg:y="11.608cm">
          <draw:text-box>
            <text:p>・<text:span text:style-name="T4">カメラ</text:span></text:p>
            <text:p>　（動き</text:p>
            <text:p>・<text:span text:style-name="T4">ランダー</text:span></text:p>
            <text:p>　（ステータス管理、入力処理</text:p>
            <text:p>　（<text:span text:style-name="T12">Collider2D</text:span>、<text:span text:style-name="T12">Rigidbody2D</text:span></text:p>
            <text:p>・<text:span text:style-name="T4">ステージ</text:span></text:p>
            <text:p>　（着陸地点、自動生成、<text:span text:style-name="T12">Collider</text:span><text:span text:style-name="T12">２</text:span><text:span text:style-name="T12">D</text:span></text:p>
            <text:p>・<text:span text:style-name="T4">情報</text:span><text:span text:style-name="T4">UI</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13">uGUI</text:span></text:p>
            <text:p>　（情報更新処理、メッセージ管理</text:p>
            <text:p>・<text:span text:style-name="T4">背景</text:span></text:p>
            <text:p>・<text:span text:style-name="T4">進行管理オブジェクト</text:span></text:p>
            <text:p><text:span text:style-name="T14">　（オブジェクト初期化、ゲーム開始終了判定</text:span></text:p>
          </draw:text-box>
        </draw:frame>
        <draw:frame draw:style-name="gr31" draw:text-style-name="P14" draw:layer="layout" svg:width="12.303cm" svg:height="6.901cm" svg:x="1cm" svg:y="4cm">
          <draw:image xlink:href="Pictures/10000000000002F9000001ABFC4EB78727AAC64F.png" xlink:type="simple" xlink:show="embed" xlink:actuate="onLoad">
            <text:p/>
          </draw:image>
        </draw:frame>
        <draw:frame draw:style-name="gr32" draw:text-style-name="P27" draw:layer="layout" svg:width="12.8cm" svg:height="9.181cm" svg:x="13.6cm" svg:y="2.868cm">
          <draw:text-box>
            <text:p><text:span text:style-name="T14">・</text:span><text:span text:style-name="T4">カメラ</text:span></text:p>
            <text:p><text:span text:style-name="T14">・</text:span><text:span text:style-name="T4">ゲームタイトル</text:span></text:p>
            <text:p><text:span text:style-name="T14">・</text:span><text:span text:style-name="T4">メッセージ</text:span></text:p>
            <text:p><text:span text:style-name="T4">　</text:span><text:span text:style-name="T14">（点滅処理</text:span></text:p>
            <text:p><text:span text:style-name="T14">・</text:span><text:span text:style-name="T4">漂うランダー　　　　</text:span><text:span text:style-name="T15">uGUI</text:span></text:p>
            <text:p><text:span text:style-name="T4">　</text:span><text:span text:style-name="T14">（動き</text:span></text:p>
            <text:p><text:span text:style-name="T14">・</text:span><text:span text:style-name="T4">背景</text:span></text:p>
            <text:p/>
            <text:p>・<text:span text:style-name="T4">状態管理オブジェクト</text:span></text:p>
            <text:p><text:span text:style-name="T14">　（入力処理</text:span></text:p>
            <text:p/>
          </draw:text-box>
        </draw:frame>
        <draw:frame draw:style-name="gr33" draw:text-style-name="P28" draw:layer="layout" svg:width="4.8cm" svg:height="1.521cm" svg:x="1cm" svg:y="3cm">
          <draw:text-box>
            <text:p><text:span text:style-name="T16">タイトル</text:span></text:p>
          </draw:text-box>
        </draw:frame>
        <draw:frame draw:style-name="gr33" draw:text-style-name="P28" draw:layer="layout" svg:width="4.8cm" svg:height="1.521cm" svg:x="0.8cm" svg:y="11.479cm">
          <draw:text-box>
            <text:p><text:span text:style-name="T16">メインゲーム</text:span></text:p>
          </draw:text-box>
        </draw:frame>
        <draw:custom-shape draw:style-name="gr34" draw:text-style-name="P14" draw:layer="layout" svg:width="0.8cm" svg:height="4.8cm" svg:x="19.8cm" svg:y="4cm">
          <text:p/>
          <draw:enhanced-geometry svg:viewBox="0 0 21600 21600" draw:glue-points="0 0 0 21600 21600 10800" draw:text-areas="0 ?f9 7800 ?f10" draw:type="right-brace" draw:modifiers="1800 12552.384919808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14" draw:layer="layout" svg:width="0.6cm" svg:height="2.2cm" svg:x="24.2cm" svg:y="17cm">
          <text:p/>
          <draw:enhanced-geometry svg:viewBox="0 0 21600 21600" draw:glue-points="0 0 0 21600 21600 10800" draw:text-areas="0 ?f9 7800 ?f10" draw:type="right-brace" draw:modifiers="1800 5112.948659700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3"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3" draw:layer="layout" svg:width="25.199cm" svg:height="3.506cm" svg:x="1.412cm" svg:y="8.341cm" presentation:class="title" presentation:user-transformed="true">
          <draw:text-box>
            <text:p>２．作っていく</text:p>
          </draw:text-box>
        </draw:frame>
        <presentation:notes draw:style-name="dp2">
          <draw:page-thumbnail draw:style-name="gr3"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4" draw:layer="layout" svg:width="26.2cm" svg:height="3.093cm" svg:x="1.8cm" svg:y="3.307cm" presentation:class="outline" presentation:user-transformed="true">
          <draw:text-box>
            <text:list text:style-name="L2">
              <text:list-header>
                <text:p text:style-name="P29"><text:span text:style-name="T17">develop</text:span><text:span text:style-name="T17">ブランチから</text:span></text:p>
                <text:p text:style-name="P30"><text:span text:style-name="T17">作業ごとに</text:span><text:span text:style-name="T17">feature</text:span><text:span text:style-name="T17">ブランチを作成していくこと。</text:span></text:p>
              </text:list-header>
            </text:list>
          </draw:text-box>
        </draw:frame>
        <draw:frame presentation:style-name="pr7" draw:text-style-name="P13" draw:layer="layout" svg:width="26.4cm" svg:height="2.693cm" svg:x="1.4cm" svg:y="0.4cm" presentation:class="title" presentation:user-transformed="true">
          <draw:text-box>
            <text:p text:style-name="P1"><text:span text:style-name="T5">〇</text:span><text:span text:style-name="T5">Git</text:span><text:span text:style-name="T5">を利用しプロジェクトを管理</text:span></text:p>
          </draw:text-box>
        </draw:frame>
        <draw:frame draw:style-name="gr36" draw:text-style-name="P14" draw:layer="layout" svg:width="18.2cm" svg:height="10.615cm" svg:x="5cm" svg:y="6.785cm">
          <draw:image xlink:href="Pictures/100000000000040E000002C61F6D520E829FBB3B.png" xlink:type="simple" xlink:show="embed" xlink:actuate="onLoad">
            <text:p/>
          </draw:image>
        </draw:frame>
        <draw:custom-shape draw:style-name="gr5" draw:text-style-name="P31" draw:layer="layout" svg:width="23.2cm" svg:height="2.4cm" svg:x="2.4cm" svg:y="18.2cm">
          <text:p text:style-name="P6"><text:span text:style-name="T18">他の作業への影響がない。試験的な処理を作っても安心</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8" draw:text-style-name="P32" draw:layer="layout" svg:width="26.6cm" svg:height="18cm" svg:x="0.6cm" svg:y="2.2cm" presentation:class="outline" presentation:user-transformed="true">
          <draw:text-box>
            <text:list text:style-name="L2">
              <text:list-header>
                <text:p>１．シーン管理オブジェクトを作成</text:p>
                <text:p>２．タイトルシーンを作成<text:tab/><text:tab/><text:tab/><text:tab/><text:tab/>　シーンの遷移</text:p>
                <text:p>３．メインゲームシーンを作成</text:p>
                <text:p>４．月面ステージ(仮)を作成（自動生成以外）</text:p>
                <text:p>５．ランダーを作成</text:p>
                <text:p>６．カメラの動きを作成</text:p>
                <text:p>７．メインゲームのUI・ルール・開始終了処理を作成</text:p>
                <text:p>８．月面ステージの自動生成処理を作成</text:p>
                <text:p>９．タイトルシーンの装飾(ランダーや背景)</text:p>
                <text:p>１０．各種画像とフォントを作成</text:p>
                <text:p>１１．全体のデバッグと調整</text:p>
              </text:list-header>
            </text:list>
          </draw:text-box>
        </draw:frame>
        <draw:frame presentation:style-name="pr5" draw:text-style-name="P13" draw:layer="layout" svg:width="16.6cm" svg:height="1.906cm" svg:x="1.2cm" svg:y="0.294cm" presentation:class="title" presentation:user-transformed="true">
          <draw:text-box>
            <text:p text:style-name="P1"><text:span text:style-name="T5">〇作業の手順</text:span></text:p>
          </draw:text-box>
        </draw:frame>
        <draw:custom-shape draw:style-name="gr37" draw:text-style-name="P14" draw:layer="layout" svg:width="1cm" svg:height="4.4cm" svg:x="18.4cm" svg:y="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8" draw:text-style-name="P14" draw:layer="layout" svg:x1="1.2cm" svg:y1="13.4cm" svg:x2="27cm" svg:y2="13.4cm">
          <text:p/>
        </draw:line>
        <presentation:notes draw:style-name="dp2">
          <draw:page-thumbnail draw:style-name="gr3" draw:layer="layout" svg:width="14.848cm" svg:height="11.136cm" svg:x="3.075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5" draw:text-style-name="P13" draw:layer="layout" svg:width="16.6cm" svg:height="1.906cm" svg:x="1.2cm" svg:y="0.694cm" presentation:class="title" presentation:user-transformed="true">
          <draw:text-box>
            <text:p text:style-name="P1"><text:span text:style-name="T5">〇</text:span><text:span text:style-name="T5">Unity</text:span><text:span text:style-name="T5">の利用</text:span></text:p>
          </draw:text-box>
        </draw:frame>
        <draw:custom-shape draw:style-name="gr39" draw:text-style-name="P33" draw:layer="layout" svg:width="23.2cm" svg:height="3cm" svg:x="2.4cm" svg:y="17.6cm">
          <text:p text:style-name="P6"><text:span text:style-name="T19">Unity</text:span><text:span text:style-name="T19">を利用することで工程を省略できる。</text:span></text:p>
          <text:p text:style-name="P6"><text:span text:style-name="T19">画像の差し替えなどレイアウトの変更が容易。</text:span></text:p>
          <draw:enhanced-geometry svg:viewBox="0 0 21600 21600" draw:type="rectangle" draw:enhanced-path="M 0 0 L 21600 0 21600 21600 0 21600 0 0 Z N"/>
        </draw:custom-shape>
        <draw:frame presentation:style-name="pr4" draw:text-style-name="P34" draw:layer="layout" svg:width="26.2cm" svg:height="3.093cm" svg:x="1.6cm" svg:y="2.6cm" presentation:class="outline" presentation:user-transformed="true">
          <draw:text-box>
            <text:list text:style-name="L2">
              <text:list-item>
                <text:p text:style-name="P29"><text:span text:style-name="T20">視覚的に操作してオブジェクトを配置</text:span></text:p>
              </text:list-item>
              <text:list-item>
                <text:p text:style-name="P29"><text:span text:style-name="T20">Collider2D</text:span><text:span text:style-name="T20">や</text:span><text:span text:style-name="T20">Rigidbody2D</text:span><text:span text:style-name="T20">などのコンポーネント</text:span></text:p>
                <text:p text:style-name="P29"><text:span text:style-name="T20"/></text:p>
              </text:list-item>
            </text:list>
          </draw:text-box>
        </draw:frame>
        <draw:frame presentation:style-name="pr4" draw:text-style-name="P34" draw:layer="layout" svg:width="26.2cm" svg:height="3.893cm" svg:x="1.6cm" svg:y="13.707cm" presentation:class="outline" presentation:user-transformed="true">
          <draw:text-box>
            <text:list text:style-name="L2">
              <text:list-header>
                <text:p text:style-name="P29"><text:span text:style-name="T20">【オブジェクトの作成】</text:span></text:p>
              </text:list-header>
              <text:list-item>
                <text:p text:style-name="P29"><text:span text:style-name="T20">仕様イメージからシーンに必要なオブジェクトを配置する。</text:span></text:p>
              </text:list-item>
              <text:list-item>
                <text:p text:style-name="P29"><text:span text:style-name="T20">各オブジェクトに必要なコンポーネントを付けていく。</text:span></text:p>
              </text:list-item>
              <text:list-item>
                <text:p text:style-name="P29"><text:span text:style-name="T20">動きや処理をスクリプトで作っていく。</text:span></text:p>
              </text:list-item>
            </text:list>
          </draw:text-box>
        </draw:frame>
        <draw:frame draw:style-name="gr4" draw:text-style-name="P14" draw:layer="layout" svg:width="13.296cm" svg:height="9.408cm" svg:x="14.304cm" svg:y="4.792cm">
          <draw:image xlink:href="Pictures/10000000000005C2000004137D6BE0D6C390AEBF.png" xlink:type="simple" xlink:show="embed" xlink:actuate="onLoad">
            <text:p/>
          </draw:image>
        </draw:frame>
        <draw:frame draw:style-name="gr4" draw:text-style-name="P14" draw:layer="layout" svg:width="2.28cm" svg:height="2.28cm" svg:x="1.6cm" svg:y="9.2cm">
          <draw:image xlink:href="Pictures/1000020000000020000000206A903F956B810DCF.png" xlink:type="simple" xlink:show="embed" xlink:actuate="onLoad">
            <text:p/>
          </draw:image>
        </draw:frame>
        <draw:custom-shape draw:style-name="gr40" draw:text-style-name="P14" draw:layer="layout" svg:width="1.2cm" svg:height="3.2cm" svg:x="4.2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1" draw:text-style-name="P27" draw:layer="layout" svg:width="8cm" svg:height="3.806cm" svg:x="5.4cm" svg:y="8.194cm">
          <draw:text-box>
            <text:p>Collider2D</text:p>
            <text:p>Rigidbody2D</text:p>
            <text:p>SpriteRenderer</text:p>
            <text:p>LanderManager(スクリプト)</text:p>
            <text:p>LanderStatus(スクリプト)</text:p>
          </draw:text-box>
        </draw:frame>
        <presentation:notes draw:style-name="dp2">
          <draw:page-thumbnail draw:style-name="gr3"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presentation:style-name="pr3" draw:layer="layout" svg:width="25.199cm" svg:height="3.506cm" svg:x="1.412cm" svg:y="8.341cm" presentation:class="title" presentation:user-transformed="true">
          <draw:text-box>
            <text:p>３．時間をかけたところ</text:p>
          </draw:text-box>
        </draw:frame>
        <presentation:notes draw:style-name="dp2">
          <draw:page-thumbnail draw:style-name="gr3" draw:layer="layout" svg:width="14.848cm" svg:height="11.136cm" svg:x="3.075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8" draw:text-style-name="P32" draw:layer="layout" svg:width="26.6cm" svg:height="18cm" svg:x="0.6cm" svg:y="2.2cm" presentation:class="outline" presentation:user-transformed="true">
          <draw:text-box>
            <text:list text:style-name="L2">
              <text:list-header>
                <text:p>１．シーン管理オブジェクトを作成</text:p>
                <text:p>２．タイトルシーンを作成<text:tab/><text:tab/><text:tab/><text:tab/><text:tab/>　</text:p>
                <text:p>３．メインゲームシーンを作成</text:p>
                <text:p>４．月面ステージ(仮)を作成（自動生成以外）</text:p>
                <text:p>５．ランダーを作成</text:p>
                <text:p>６．カメラの動きを作成</text:p>
                <text:p>７．メインゲームのUI・ルール・開始終了処理を作成</text:p>
                <text:p>８．月面ステージの自動生成処理を作成</text:p>
                <text:p>９．タイトルシーンの装飾(ランダーや背景)</text:p>
                <text:p>１０．各種画像とフォントを作成</text:p>
                <text:p>１１．全体のデバッグと調整</text:p>
              </text:list-header>
            </text:list>
          </draw:text-box>
        </draw:frame>
        <draw:frame presentation:style-name="pr5" draw:text-style-name="P13" draw:layer="layout" svg:width="16.6cm" svg:height="1.906cm" svg:x="1.2cm" svg:y="0.294cm" presentation:class="title" presentation:user-transformed="true">
          <draw:text-box>
            <text:p text:style-name="P1"><text:span text:style-name="T5">〇作業の手順</text:span></text:p>
          </draw:text-box>
        </draw:frame>
        <draw:custom-shape draw:style-name="gr42" draw:text-style-name="P14" draw:layer="layout" svg:width="10.6cm" svg:height="1.4cm" svg:x="1.4cm" svg:y="8.8cm">
          <text:p/>
          <draw:enhanced-geometry svg:viewBox="0 0 21600 21600" draw:type="rectangle" draw:enhanced-path="M 0 0 L 21600 0 21600 21600 0 21600 0 0 Z N"/>
        </draw:custom-shape>
        <draw:custom-shape draw:style-name="gr43" draw:text-style-name="P14" draw:layer="layout" svg:width="20cm" svg:height="1.6cm" svg:x="1.4cm" svg:y="13.8cm">
          <text:p/>
          <draw:enhanced-geometry svg:viewBox="0 0 21600 21600" draw:type="rectangle" draw:enhanced-path="M 0 0 L 21600 0 21600 21600 0 21600 0 0 Z N"/>
        </draw:custom-shape>
        <draw:custom-shape draw:style-name="gr44" draw:text-style-name="P35" draw:layer="layout" svg:width="1.6cm" svg:height="1.6cm" svg:x="12.2cm" svg:y="8.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35" draw:layer="layout" svg:width="1.6cm" svg:height="1.6cm" svg:x="21.6cm" svg:y="13.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3" draw:layer="layout" svg:width="14.848cm" svg:height="11.136cm" svg:x="3.075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4" draw:text-style-name="P36" draw:layer="layout" svg:width="9cm" svg:height="2.8cm" svg:x="3cm" svg:y="9.8cm" presentation:class="outline" presentation:user-transformed="true">
          <draw:text-box>
            <text:list text:style-name="L2">
              <text:list-item>
                <text:p><text:span text:style-name="T21">ロケットのパワー</text:span></text:p>
              </text:list-item>
              <text:list-item>
                <text:p><text:span text:style-name="T21">重力影響度</text:span></text:p>
              </text:list-item>
            </text:list>
          </draw:text-box>
        </draw:frame>
        <draw:frame presentation:style-name="pr5" draw:text-style-name="P13" draw:layer="layout" svg:width="16.6cm" svg:height="1.906cm" svg:x="1.2cm" svg:y="0.694cm" presentation:class="title" presentation:user-transformed="true">
          <draw:text-box>
            <text:p text:style-name="P1"><text:span text:style-name="T5">〇ランダー操作感の調整</text:span></text:p>
          </draw:text-box>
        </draw:frame>
        <draw:custom-shape draw:style-name="gr45" draw:text-style-name="P37" draw:layer="layout" svg:width="23.6cm" svg:height="2.4cm" svg:x="2.4cm" svg:y="17.4cm">
          <text:p text:style-name="P6"><text:span text:style-name="T22">程よい数値を見つけ出す。</text:span></text:p>
          <text:p text:style-name="P6"><text:span text:style-name="T22">体で覚えるレベルの操作感にする。</text:span></text:p>
          <draw:enhanced-geometry svg:viewBox="0 0 21600 21600" draw:type="rectangle" draw:enhanced-path="M 0 0 L 21600 0 21600 21600 0 21600 0 0 Z N"/>
        </draw:custom-shape>
        <draw:g>
          <draw:frame draw:style-name="gr46" draw:text-style-name="P14" draw:layer="layout" svg:width="1.585cm" svg:height="1.585cm" draw:transform="rotate (2.50891079974185) translate (16.878cm 13.4cm)">
            <draw:image xlink:href="Pictures/1000020000000020000000201B3B526955C24D9B.png" xlink:type="simple" xlink:show="embed" xlink:actuate="onLoad">
              <text:p/>
            </draw:image>
          </draw:frame>
          <draw:frame draw:style-name="gr4" draw:text-style-name="P14" draw:layer="layout" svg:width="1.981cm" svg:height="1.981cm" draw:transform="skewX (0.000523598775598305) rotate (-0.638790506229925) translate (17.332cm 9.8cm)">
            <draw:image xlink:href="Pictures/1000020000000020000000206A903F956B810DCF.png" xlink:type="simple" xlink:show="embed" xlink:actuate="onLoad">
              <text:p/>
            </draw:image>
          </draw:frame>
        </draw:g>
        <draw:g>
          <draw:custom-shape draw:style-name="gr47" draw:text-style-name="P38" draw:layer="layout" svg:width="1.9cm" svg:height="2.058cm" svg:x="19.625cm" svg:y="11.342cm">
            <text:p/>
            <draw:enhanced-geometry svg:viewBox="0 0 21600 21600" draw:text-areas="?f0 0 ?f2 ?f5" draw:type="down-arrow" draw:modifiers="10779.2387543253 6702.2074135776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4" draw:layer="layout" svg:width="1.828cm" svg:height="1.827cm" draw:transform="rotate (2.49704256082829) translate (20.902cm 12.159cm)">
            <draw:image xlink:href="Pictures/1000020000000020000000206A903F956B810DCF.png" xlink:type="simple" xlink:show="embed" xlink:actuate="onLoad">
              <text:p/>
            </draw:image>
          </draw:frame>
        </draw:g>
        <draw:frame draw:style-name="gr48" draw:text-style-name="P42" draw:layer="layout" svg:width="25.6cm" svg:height="4.27cm" svg:x="1.4cm" svg:y="13cm">
          <draw:text-box>
            <text:p text:style-name="P39"><text:span text:style-name="T23"><text:tab/></text:span><text:span text:style-name="T23"><text:tab/></text:span><text:span text:style-name="T23">ロケットのパワーが強すぎると</text:span></text:p>
            <text:p text:style-name="P40"><text:span text:style-name="T23">飛びすぎてランダーの位置調整がしづらい。</text:span><text:span text:style-name="T23"><text:tab/></text:span></text:p>
            <text:p text:style-name="P39"><text:span text:style-name="T23"><text:tab/></text:span><text:span text:style-name="T23"><text:tab/></text:span><text:span text:style-name="T23">重力影響度が強すぎると</text:span></text:p>
            <text:p text:style-name="P40"><text:span text:style-name="T23">ロケットを使っても上昇することができない。</text:span><text:span text:style-name="T23"><text:tab/></text:span><text:span text:style-name="T23"><text:tab/></text:span></text:p>
            <text:p text:style-name="P41"><text:span text:style-name="T24"/></text:p>
          </draw:text-box>
        </draw:frame>
        <draw:custom-shape draw:style-name="gr49" draw:text-style-name="P14" draw:layer="layout" svg:width="23.6cm" svg:height="7.6cm" svg:x="2.4cm" svg:y="9.4cm">
          <text:p/>
          <draw:enhanced-geometry svg:viewBox="0 0 21600 21600" draw:type="rectangle" draw:enhanced-path="M 0 0 L 21600 0 21600 21600 0 21600 0 0 Z N"/>
        </draw:custom-shape>
        <draw:frame draw:style-name="gr50" draw:text-style-name="P43" draw:layer="layout" svg:width="13.2cm" svg:height="5.536cm" svg:x="2.4cm" svg:y="2.8cm">
          <draw:text-box>
            <text:p><text:span text:style-name="T8">【操作】</text:span></text:p>
            <text:p><text:span text:style-name="T8">キーボード：↑↓←→ </text:span></text:p>
            <text:p><text:span text:style-name="T8">　↑　：ランダーの回転をリセットする。</text:span></text:p>
            <text:p><text:span text:style-name="T8">　↓　：推進ロケットを噴射させる。</text:span></text:p>
            <text:p><text:span text:style-name="T8">　←　：ランダーを左回転させる。</text:span></text:p>
            <text:p><text:span text:style-name="T8">　→　：ランダーを右回転させる。</text:span></text:p>
            <text:p><text:span text:style-name="T25"/></text:p>
          </draw:text-box>
        </draw:frame>
        <draw:frame draw:style-name="gr4" draw:text-style-name="P14" draw:layer="layout" svg:width="1.875cm" svg:height="1.875cm" draw:transform="rotate (1.88931891528386) translate (17.187cm 7.168cm)">
          <draw:image xlink:href="Pictures/1000020000000020000000206A903F956B810DCF.png" xlink:type="simple" xlink:show="embed" xlink:actuate="onLoad">
            <text:p/>
          </draw:image>
        </draw:frame>
        <draw:custom-shape draw:style-name="gr51" draw:text-style-name="P6" draw:layer="layout" svg:width="2cm" svg:height="1.832cm" draw:transform="rotate (0.0141371669411541) translate (16.632cm 3.982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2" draw:text-style-name="P14" draw:layer="layout" svg:width="1.875cm" svg:height="1.875cm" draw:transform="rotate (-1.88914438235866) translate (25cm 5.559cm)">
          <draw:image xlink:href="Pictures/1000020000000020000000206A903F956B810DCF.png" xlink:type="simple" xlink:show="embed" xlink:actuate="onLoad">
            <text:p/>
          </draw:image>
        </draw:frame>
        <draw:custom-shape draw:style-name="gr53" draw:text-style-name="P6" draw:layer="layout" svg:width="2cm" svg:height="1.832cm" draw:transform="rotate (0.0141371669411541) translate (22.942cm 4.154cm)">
          <text:p/>
          <draw:enhanced-geometry svg:viewBox="0 0 21600 21600"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46" draw:text-style-name="P14" draw:layer="layout" svg:width="1.399cm" svg:height="1.399cm" draw:transform="skewX (-0.000698131700797732) rotate (-3.13304054025502) translate (21.434cm 8.788cm)">
            <draw:image xlink:href="Pictures/1000020000000020000000201B3B526955C24D9B.png" xlink:type="simple" xlink:show="embed" xlink:actuate="onLoad">
              <text:p/>
            </draw:image>
          </draw:frame>
          <draw:frame draw:style-name="gr4" draw:text-style-name="P14" draw:layer="layout" svg:width="1.747cm" svg:height="1.747cm" draw:transform="rotate (0.00279252680319093) translate (19.854cm 6.005cm)">
            <draw:image xlink:href="Pictures/1000020000000020000000206A903F956B810DCF.png" xlink:type="simple" xlink:show="embed" xlink:actuate="onLoad">
              <text:p/>
            </draw:image>
          </draw:frame>
        </draw:g>
        <draw:frame draw:style-name="gr4" draw:text-style-name="P14" draw:layer="layout" svg:width="1.829cm" svg:height="1.829cm" svg:x="19.8cm" svg:y="2.726cm">
          <draw:image xlink:href="Pictures/1000020000000020000000206A903F956B810DCF.png" xlink:type="simple" xlink:show="embed" xlink:actuate="onLoad">
            <text:p/>
          </draw:image>
        </draw:frame>
        <draw:custom-shape draw:style-name="gr54" draw:text-style-name="P6" draw:layer="layout" svg:width="1.287cm" svg:height="1.172cm" draw:transform="rotate (1.62612326408312) translate (19.071cm 4.4cm)">
          <text:p/>
          <draw:enhanced-geometry svg:viewBox="0 0 21600 21600" draw:text-areas="0 0 21600 21600" draw:type="circular-arrow" draw:modifiers="-178.71393560846 -1.36741451456895 3472.4174351056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6" draw:layer="layout" svg:width="1.287cm" svg:height="1.172cm" draw:transform="rotate (1.62612326408312) translate (21.219cm 4.35cm)">
          <text:p/>
          <draw:enhanced-geometry svg:viewBox="0 0 21600 21600" draw:mirror-horizontal="true" draw:text-areas="0 0 21600 21600" draw:type="circular-arrow" draw:modifiers="-178.71393560846 -1.36741451456895 3472.4174351056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3" draw:layer="layout" svg:width="14.848cm" svg:height="11.136cm" svg:x="3.075cm" svg:y="2.257cm" draw:page-number="14" presentation:class="page"/>
          <draw:frame presentation:style-name="pr2" draw:text-style-name="P11"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4" draw:text-style-name="P34" draw:layer="layout" svg:width="23cm" svg:height="2.6cm" svg:x="1.6cm" svg:y="3cm" presentation:class="outline" presentation:user-transformed="true">
          <draw:text-box>
            <text:list text:style-name="L2">
              <text:list-item>
                <text:list>
                  <text:list-header>
                    <text:p text:style-name="P6"><text:span text:style-name="T22">【ステージ生成手順】</text:span></text:p>
                  </text:list-header>
                </text:list>
                <text:p><text:span text:style-name="T22">１．頂点を等間隔に配置する。</text:span></text:p>
              </text:list-item>
            </text:list>
          </draw:text-box>
        </draw:frame>
        <draw:g>
          <draw:custom-shape draw:style-name="gr56" draw:text-style-name="P6" draw:layer="layout" svg:width="10.4cm" svg:height="5.6cm" svg:x="5cm" svg:y="6.2cm">
            <text:p/>
            <draw:enhanced-geometry svg:viewBox="0 0 21600 21600" draw:type="rectangle" draw:enhanced-path="M 0 0 L 21600 0 21600 21600 0 21600 0 0 Z N"/>
          </draw:custom-shape>
          <draw:line draw:style-name="gr57" draw:text-style-name="P14" draw:layer="layout" svg:x1="5cm" svg:y1="9.847cm" svg:x2="15.4cm" svg:y2="9.847cm">
            <text:p/>
          </draw:line>
        </draw:g>
        <draw:frame draw:style-name="gr58" draw:text-style-name="P28" draw:layer="layout" svg:width="12.2cm" svg:height="3.444cm" svg:x="15.8cm" svg:y="6.756cm">
          <draw:text-box>
            <text:p text:style-name="P23"><text:span text:style-name="T23">この時点で</text:span><text:span text:style-name="T26">頂点の</text:span><text:span text:style-name="T26">X</text:span><text:span text:style-name="T26">座標</text:span><text:span text:style-name="T23">が決まる。</text:span></text:p>
          </draw:text-box>
        </draw:frame>
        <draw:frame presentation:style-name="pr4" draw:text-style-name="P34" draw:layer="layout" svg:width="20.8cm" svg:height="1.2cm" svg:x="0.6cm" svg:y="12.8cm" presentation:class="outline" presentation:user-transformed="true">
          <draw:text-box>
            <text:list text:style-name="L2">
              <text:list-item>
                <text:list>
                  <text:list-header>
                    <text:p text:style-name="P1"><text:span text:style-name="T22">２．</text:span><text:span text:style-name="T22">Y</text:span><text:span text:style-name="T22">軸の範囲を分割する。</text:span></text:p>
                  </text:list-header>
                </text:list>
              </text:list-item>
            </text:list>
          </draw:text-box>
        </draw:frame>
        <draw:frame draw:style-name="gr58" draw:text-style-name="P28" draw:layer="layout" svg:width="12.2cm" svg:height="3.444cm" svg:x="16cm" svg:y="14.756cm">
          <draw:text-box>
            <text:p text:style-name="P23"><text:span text:style-name="T23">Y</text:span><text:span text:style-name="T23">軸の範囲の</text:span><text:span text:style-name="T27">MAX</text:span><text:span text:style-name="T27">値</text:span><text:span text:style-name="T23">と</text:span><text:span text:style-name="T27">MIN</text:span><text:span text:style-name="T27">値</text:span><text:span text:style-name="T23">と</text:span></text:p>
            <text:p text:style-name="P23"><text:span text:style-name="T27">分割数</text:span><text:span text:style-name="T23">は設定する。</text:span></text:p>
          </draw:text-box>
        </draw:frame>
        <draw:g>
          <draw:custom-shape draw:style-name="gr56" draw:text-style-name="P6" draw:layer="layout" svg:width="10.4cm" svg:height="5.6cm" svg:x="5cm" svg:y="14.8cm">
            <text:p/>
            <draw:enhanced-geometry svg:viewBox="0 0 21600 21600" draw:type="rectangle" draw:enhanced-path="M 0 0 L 21600 0 21600 21600 0 21600 0 0 Z N"/>
          </draw:custom-shape>
          <draw:line draw:style-name="gr57" draw:text-style-name="P14" draw:layer="layout" svg:x1="5cm" svg:y1="18.647cm" svg:x2="15.4cm" svg:y2="18.647cm">
            <text:p/>
          </draw:line>
          <draw:line draw:style-name="gr59" draw:text-style-name="P14" draw:layer="layout" svg:x1="4.2cm" svg:y1="17.2cm" svg:x2="15.4cm" svg:y2="17.2cm">
            <text:p/>
          </draw:line>
          <draw:line draw:style-name="gr60" draw:text-style-name="P14" draw:layer="layout" svg:x1="4.2cm" svg:y1="20.2cm" svg:x2="15.4cm" svg:y2="20.2cm">
            <text:p/>
          </draw:line>
          <draw:frame draw:style-name="gr61" draw:text-style-name="P27" draw:layer="layout" svg:width="2cm" svg:height="0.962cm" svg:x="2.2cm" svg:y="16.8cm">
            <draw:text-box>
              <text:p>MAX</text:p>
            </draw:text-box>
          </draw:frame>
          <draw:frame draw:style-name="gr62" draw:text-style-name="P27" draw:layer="layout" svg:width="1.8cm" svg:height="1cm" svg:x="2.4cm" svg:y="19.6cm">
            <draw:text-box>
              <text:p>MIN</text:p>
            </draw:text-box>
          </draw:frame>
          <draw:line draw:style-name="gr63" draw:text-style-name="P44" draw:layer="layout" svg:x1="4.6cm" svg:y1="17.8cm" svg:x2="15.4cm" svg:y2="17.8cm">
            <text:p/>
          </draw:line>
          <draw:line draw:style-name="gr63" draw:text-style-name="P44" draw:layer="layout" svg:x1="4.6cm" svg:y1="19.6cm" svg:x2="15.4cm" svg:y2="19.6cm">
            <text:p/>
          </draw:line>
          <draw:line draw:style-name="gr63" draw:text-style-name="P44" draw:layer="layout" svg:x1="4.6cm" svg:y1="18.4cm" svg:x2="15.4cm" svg:y2="18.4cm">
            <text:p/>
          </draw:line>
          <draw:line draw:style-name="gr63" draw:text-style-name="P44" draw:layer="layout" svg:x1="4.6cm" svg:y1="19cm" svg:x2="15.4cm" svg:y2="19cm">
            <text:p/>
          </draw:line>
        </draw:g>
        <draw:frame presentation:style-name="pr5" draw:text-style-name="P13" draw:layer="layout" svg:width="16.6cm" svg:height="1.906cm" svg:x="1.4cm" svg:y="0.694cm" presentation:class="title" presentation:user-transformed="true">
          <draw:text-box>
            <text:p text:style-name="P1"><text:span text:style-name="T5">〇ステージ自動生成</text:span></text:p>
          </draw:text-box>
        </draw:frame>
        <presentation:notes draw:style-name="dp2">
          <draw:page-thumbnail draw:style-name="gr3"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frame draw:style-name="gr64" draw:text-style-name="P45" draw:layer="layout" svg:width="12.2cm" svg:height="13.094cm" svg:x="15.6cm" svg:y="4.306cm">
          <draw:text-box>
            <text:p text:style-name="P23"><text:span text:style-name="T23">【範囲を決めるルール】</text:span></text:p>
            <text:p text:style-name="P23"><text:span text:style-name="T23">・１つ前の頂点の範囲より</text:span></text:p>
            <text:p text:style-name="P26"><text:span text:style-name="T27">１つ上</text:span><text:span text:style-name="T23">or</text:span><text:span text:style-name="T28">１つ下</text:span><text:span text:style-name="T23">の範囲</text:span></text:p>
            <text:p text:style-name="P25"><text:span text:style-name="T23">・１つ前の頂点の範囲が</text:span></text:p>
            <text:p text:style-name="P22"><text:span text:style-name="T27">最も上</text:span><text:span text:style-name="T23">の範囲なら </text:span><text:span text:style-name="T28">１つ下</text:span><text:span text:style-name="T23">の範囲</text:span></text:p>
            <text:p text:style-name="P22"><text:span text:style-name="T28">最も下</text:span><text:span text:style-name="T23">の範囲なら </text:span><text:span text:style-name="T27">１つ上</text:span><text:span text:style-name="T23">の範囲</text:span></text:p>
            <text:p text:style-name="P25"><text:span text:style-name="T23">・１つ前の頂点が存在しないなら</text:span></text:p>
            <text:p text:style-name="P26"><text:span text:style-name="T23">ランダムに範囲を決める。</text:span></text:p>
            <text:p text:style-name="P25"><text:span text:style-name="T23"/></text:p>
            <text:p text:style-name="P25"><text:span text:style-name="T23">範囲が決まったら範囲内でランダムに</text:span><text:span text:style-name="T23">Y</text:span><text:span text:style-name="T23">座標を設定する。</text:span></text:p>
            <text:p text:style-name="P26"><text:span text:style-name="T23"/></text:p>
            <text:p text:style-name="P25"><text:span text:style-name="T23"/></text:p>
          </draw:text-box>
        </draw:frame>
        <draw:frame presentation:style-name="pr4" draw:text-style-name="P34" draw:layer="layout" svg:width="26.8cm" svg:height="2.4cm" svg:x="0.4cm" svg:y="0.8cm" presentation:class="outline" presentation:user-transformed="true">
          <draw:text-box>
            <text:list text:style-name="L2">
              <text:list-item>
                <text:list>
                  <text:list-header>
                    <text:p text:style-name="P1"><text:span text:style-name="T22">３．頂点の左から順に設定する</text:span><text:span text:style-name="T22">Y</text:span><text:span text:style-name="T22">軸の範囲を決め、</text:span></text:p>
                    <text:p text:style-name="P4"><text:span text:style-name="T22">範囲内でランダムに</text:span><text:span text:style-name="T22">Y</text:span><text:span text:style-name="T22">座標設定する。</text:span></text:p>
                  </text:list-header>
                </text:list>
              </text:list-item>
            </text:list>
          </draw:text-box>
        </draw:frame>
        <draw:line draw:style-name="gr21" draw:text-style-name="P14" draw:layer="layout" svg:x1="5.4cm" svg:y1="3.4cm" svg:x2="5.4cm" svg:y2="10.6cm">
          <text:p/>
        </draw:line>
        <draw:line draw:style-name="gr60" draw:text-style-name="P14" draw:layer="layout" svg:x1="4.6cm" svg:y1="4.2cm" svg:x2="15cm" svg:y2="4.2cm">
          <text:p/>
        </draw:line>
        <draw:line draw:style-name="gr60" draw:text-style-name="P14" draw:layer="layout" svg:x1="4.6cm" svg:y1="10.2cm" svg:x2="15cm" svg:y2="10.2cm">
          <text:p/>
        </draw:line>
        <draw:frame draw:style-name="gr61" draw:text-style-name="P27" draw:layer="layout" svg:width="2cm" svg:height="0.962cm" svg:x="2.2cm" svg:y="3.747cm">
          <draw:text-box>
            <text:p>MAX</text:p>
          </draw:text-box>
        </draw:frame>
        <draw:frame draw:style-name="gr62" draw:text-style-name="P27" draw:layer="layout" svg:width="1.8cm" svg:height="1cm" svg:x="2.4cm" svg:y="9.8cm">
          <draw:text-box>
            <text:p>MIN</text:p>
          </draw:text-box>
        </draw:frame>
        <draw:custom-shape draw:style-name="gr65" draw:text-style-name="P46" draw:layer="layout" svg:width="0.4cm" svg:height="0.4cm" svg:x="5.2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44" draw:layer="layout" svg:x1="5cm" svg:y1="5.2cm" svg:x2="15cm" svg:y2="5.2cm">
          <text:p/>
        </draw:line>
        <draw:line draw:style-name="gr63" draw:text-style-name="P44" draw:layer="layout" svg:x1="5cm" svg:y1="6.2cm" svg:x2="15cm" svg:y2="6.2cm">
          <text:p/>
        </draw:line>
        <draw:line draw:style-name="gr63" draw:text-style-name="P44" draw:layer="layout" svg:x1="5cm" svg:y1="7.2cm" svg:x2="15cm" svg:y2="7.2cm">
          <text:p/>
        </draw:line>
        <draw:line draw:style-name="gr63" draw:text-style-name="P44" draw:layer="layout" svg:x1="5cm" svg:y1="8.2cm" svg:x2="15cm" svg:y2="8.2cm">
          <text:p/>
        </draw:line>
        <draw:line draw:style-name="gr63" draw:text-style-name="P44" draw:layer="layout" svg:x1="5cm" svg:y1="9.2cm" svg:x2="15cm" svg:y2="9.2cm">
          <text:p/>
        </draw:line>
        <draw:custom-shape draw:style-name="gr65" draw:text-style-name="P46" draw:layer="layout" svg:width="0.4cm" svg:height="0.4cm" svg:x="8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7" draw:layer="layout" svg:width="1.4cm" svg:height="5.637cm" svg:x="4cm" svg:y="4.4cm">
          <draw:text-box>
            <text:p text:style-name="P47"><text:span text:style-name="T11">５</text:span></text:p>
            <text:p text:style-name="P47"><text:span text:style-name="T11">４</text:span></text:p>
            <text:p text:style-name="P47"><text:span text:style-name="T11">３</text:span></text:p>
            <text:p text:style-name="P47"><text:span text:style-name="T11">２</text:span></text:p>
            <text:p text:style-name="P47"><text:span text:style-name="T11">１</text:span></text:p>
            <text:p text:style-name="P47"><text:span text:style-name="T11">0</text:span></text:p>
          </draw:text-box>
        </draw:frame>
        <draw:line draw:style-name="gr22" draw:text-style-name="P14" draw:layer="layout" svg:x1="6cm" svg:y1="8.4cm" svg:x2="7.4cm" svg:y2="7.8cm">
          <text:p/>
        </draw:line>
        <draw:line draw:style-name="gr22" draw:text-style-name="P14" draw:layer="layout" svg:x1="6cm" svg:y1="8.8cm" svg:x2="7.6cm" svg:y2="9.8cm">
          <text:p/>
        </draw:line>
        <draw:frame draw:style-name="gr67" draw:text-style-name="P48" draw:layer="layout" svg:width="3cm" svg:height="0.921cm" svg:x="6.8cm" svg:y="8.279cm">
          <draw:text-box>
            <text:p><text:span text:style-name="T29">どちらか</text:span></text:p>
          </draw:text-box>
        </draw:frame>
        <draw:line draw:style-name="gr22" draw:text-style-name="P14" draw:layer="layout" svg:x1="9cm" svg:y1="9.6cm" svg:x2="10.6cm" svg:y2="8.8cm">
          <text:p/>
        </draw:line>
        <draw:custom-shape draw:style-name="gr65" draw:text-style-name="P46" draw:layer="layout" svg:width="0.4cm" svg:height="0.4cm" svg:x="11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4" draw:layer="layout" svg:x1="11.8cm" svg:y1="8.4cm" svg:x2="13.2cm" svg:y2="7.8cm">
          <text:p/>
        </draw:line>
        <draw:line draw:style-name="gr22" draw:text-style-name="P14" draw:layer="layout" svg:x1="11.8cm" svg:y1="8.8cm" svg:x2="13.4cm" svg:y2="9.8cm">
          <text:p/>
        </draw:line>
        <draw:frame draw:style-name="gr67" draw:text-style-name="P48" draw:layer="layout" svg:width="3cm" svg:height="0.921cm" svg:x="12.2cm" svg:y="8.2cm">
          <draw:text-box>
            <text:p><text:span text:style-name="T29">どちらか</text:span></text:p>
          </draw:text-box>
        </draw:frame>
        <draw:custom-shape draw:style-name="gr65" draw:text-style-name="P46" draw:layer="layout" svg:width="0.4cm" svg:height="0.4cm" svg:x="13.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14" draw:layer="layout" svg:x1="4.2cm" svg:y1="11.8cm" svg:x2="4.2cm" svg:y2="16.6cm">
            <text:p/>
          </draw:line>
          <draw:line draw:style-name="gr63" draw:text-style-name="P44" draw:layer="layout" svg:x1="3.8cm" svg:y1="12.6cm" svg:x2="13.8cm" svg:y2="12.6cm">
            <text:p/>
          </draw:line>
          <draw:line draw:style-name="gr63" draw:text-style-name="P44" draw:layer="layout" svg:x1="3.8cm" svg:y1="16cm" svg:x2="13.8cm" svg:y2="16cm">
            <text:p/>
          </draw:line>
          <draw:custom-shape draw:style-name="gr65" draw:text-style-name="P46" draw:layer="layout" svg:width="0.4cm" svg:height="0.4cm" svg:x="4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4" draw:layer="layout" svg:width="1.2cm" svg:height="3.4cm" svg:x="4.8cm" svg:y="12.6cm">
            <text:p/>
            <draw:enhanced-geometry svg:viewBox="0 0 21600 21600" draw:glue-points="0 0 0 21600 21600 10800" draw:text-areas="0 ?f9 7800 ?f10" draw:type="right-brace" draw:modifiers="1800 11571.655395471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9" draw:text-style-name="P49" draw:layer="layout" svg:width="10cm" svg:height="2.042cm" svg:x="6.2cm" svg:y="13.958cm">
            <draw:text-box>
              <text:p><text:span text:style-name="T4">ランダム</text:span></text:p>
            </draw:text-box>
          </draw:frame>
        </draw:g>
        <draw:custom-shape draw:style-name="gr70" draw:text-style-name="P37" draw:layer="layout" svg:width="25.8cm" svg:height="2.4cm" svg:x="1.2cm" svg:y="17.4cm">
          <text:p text:style-name="P6"><text:span text:style-name="T22">範囲の分割数を多く</text:span></text:p>
          <text:p text:style-name="P6"><text:span text:style-name="T22">ずらしていくことで急激な</text:span><text:span text:style-name="T22">Y</text:span><text:span text:style-name="T22">座標の変化を抑える。</text:span></text:p>
          <draw:enhanced-geometry svg:viewBox="0 0 21600 21600" draw:type="rectangle" draw:enhanced-path="M 0 0 L 21600 0 21600 21600 0 21600 0 0 Z N"/>
        </draw:custom-shape>
        <draw:custom-shape draw:style-name="gr71" draw:text-style-name="P14" draw:layer="layout" svg:width="12cm" svg:height="8.494cm" svg:x="15.6cm" svg:y="4.306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draw:frame presentation:style-name="pr4" draw:text-style-name="P34" draw:layer="layout" svg:width="26.8cm" svg:height="2.4cm" svg:x="0.2cm" svg:y="8.8cm" presentation:class="outline" presentation:user-transformed="true">
          <draw:text-box>
            <text:list text:style-name="L2">
              <text:list-item>
                <text:list>
                  <text:list-header>
                    <text:p text:style-name="P1"><text:span text:style-name="T22">５．着陸地点を４つ配置するために</text:span><text:span text:style-name="T22">X</text:span><text:span text:style-name="T22">軸を４つに分割する。</text:span></text:p>
                  </text:list-header>
                </text:list>
              </text:list-item>
            </text:list>
          </draw:text-box>
        </draw:frame>
        <draw:g>
          <draw:line draw:style-name="gr21" draw:text-style-name="P14" draw:layer="layout" svg:x1="3.6cm" svg:y1="11.6cm" svg:x2="3.6cm" svg:y2="18.6cm">
            <text:p/>
          </draw:line>
          <draw:line draw:style-name="gr21" draw:text-style-name="P14" draw:layer="layout" svg:x1="16cm" svg:y1="11.4cm" svg:x2="16cm" svg:y2="18.6cm">
            <text:p/>
          </draw:line>
          <draw:polyline draw:style-name="gr21" draw:text-style-name="P14" draw:layer="layout" svg:width="9.919cm" svg:height="7.439cm" draw:transform="rotate (0.643502895210309) translate (3.6cm 17.2cm)" svg:viewBox="0 0 9920 7440" draw:points="0,0 1160,120 1840,880 3000,1000 3360,2520 4400,2800 5200,3400 5560,4920 6600,5200 7480,5360 8040,6280 9480,6360 9920,7440">
            <text:p/>
          </draw:polyline>
          <draw:line draw:style-name="gr72" draw:text-style-name="P14" draw:layer="layout" svg:x1="9.8cm" svg:y1="18.6cm" svg:x2="9.8cm" svg:y2="11.4cm">
            <text:p/>
          </draw:line>
          <draw:line draw:style-name="gr72" draw:text-style-name="P14" draw:layer="layout" svg:x1="12.8cm" svg:y1="18.6cm" svg:x2="12.8cm" svg:y2="11.4cm">
            <text:p/>
          </draw:line>
          <draw:line draw:style-name="gr72" draw:text-style-name="P14" draw:layer="layout" svg:x1="6.6cm" svg:y1="18.6cm" svg:x2="6.6cm" svg:y2="11.4cm">
            <text:p/>
          </draw:line>
        </draw:g>
        <draw:frame presentation:style-name="pr4" draw:text-style-name="P34" draw:layer="layout" svg:width="26.8cm" svg:height="2.4cm" svg:x="0.4cm" svg:y="0.8cm" presentation:class="outline" presentation:user-transformed="true">
          <draw:text-box>
            <text:list text:style-name="L2">
              <text:list-item>
                <text:list>
                  <text:list-header>
                    <text:p text:style-name="P1"><text:span text:style-name="T22">４．４つの着陸地点に倍率をランダムに振り分ける。</text:span></text:p>
                  </text:list-header>
                </text:list>
              </text:list-item>
            </text:list>
          </draw:text-box>
        </draw:frame>
        <draw:frame draw:style-name="gr73" draw:text-style-name="P14" draw:layer="layout" svg:width="2.8cm" svg:height="1.527cm" svg:x="5.6cm" svg:y="3.2cm">
          <draw:image xlink:href="Pictures/10000000000001D4000000B0C40F4C920F0147B7.png" xlink:type="simple" xlink:show="embed" xlink:actuate="onLoad">
            <text:p/>
          </draw:image>
        </draw:frame>
        <draw:frame draw:style-name="gr73" draw:text-style-name="P14" draw:layer="layout" svg:width="2.8cm" svg:height="1.527cm" svg:x="8.4cm" svg:y="3.2cm">
          <draw:image xlink:href="Pictures/10000000000001D4000000B0C40F4C920F0147B7.png" xlink:type="simple" xlink:show="embed" xlink:actuate="onLoad">
            <text:p/>
          </draw:image>
        </draw:frame>
        <draw:frame draw:style-name="gr73" draw:text-style-name="P14" draw:layer="layout" svg:width="2.8cm" svg:height="1.527cm" svg:x="11.4cm" svg:y="3.2cm">
          <draw:image xlink:href="Pictures/10000000000001D4000000B0C40F4C920F0147B7.png" xlink:type="simple" xlink:show="embed" xlink:actuate="onLoad">
            <text:p/>
          </draw:image>
        </draw:frame>
        <draw:frame draw:style-name="gr73" draw:text-style-name="P14" draw:layer="layout" svg:width="2.8cm" svg:height="1.527cm" svg:x="14.4cm" svg:y="3.2cm">
          <draw:image xlink:href="Pictures/10000000000001D4000000B0C40F4C920F0147B7.png" xlink:type="simple" xlink:show="embed" xlink:actuate="onLoad">
            <text:p/>
          </draw:image>
        </draw:frame>
        <draw:frame draw:style-name="gr74" draw:text-style-name="P49" draw:layer="layout" svg:width="14.4cm" svg:height="1.945cm" svg:x="5.8cm" svg:y="4.2cm">
          <draw:text-box>
            <text:p><text:span text:style-name="T4">　ｘ４</text:span><text:span text:style-name="T4"><text:tab/></text:span><text:span text:style-name="T4">　 ｘ２</text:span><text:span text:style-name="T4"><text:tab/></text:span><text:span text:style-name="T4"><text:tab/></text:span><text:span text:style-name="T4">ｘ３</text:span><text:span text:style-name="T4"><text:tab/></text:span><text:span text:style-name="T4"><text:tab/></text:span><text:span text:style-name="T4">　ｘ５</text:span></text:p>
          </draw:text-box>
        </draw:frame>
        <draw:frame draw:style-name="gr73" draw:text-style-name="P14" draw:layer="layout" svg:width="2cm" svg:height="1.09cm" svg:x="3.8cm" svg:y="10.91cm">
          <draw:image xlink:href="Pictures/10000000000001D4000000B0C40F4C920F0147B7.png" xlink:type="simple" xlink:show="embed" xlink:actuate="onLoad">
            <text:p/>
          </draw:image>
        </draw:frame>
        <draw:frame draw:style-name="gr73" draw:text-style-name="P14" draw:layer="layout" svg:width="2cm" svg:height="1.09cm" svg:x="7cm" svg:y="10.91cm">
          <draw:image xlink:href="Pictures/10000000000001D4000000B0C40F4C920F0147B7.png" xlink:type="simple" xlink:show="embed" xlink:actuate="onLoad">
            <text:p/>
          </draw:image>
        </draw:frame>
        <draw:frame draw:style-name="gr73" draw:text-style-name="P14" draw:layer="layout" svg:width="2cm" svg:height="1.09cm" svg:x="10cm" svg:y="10.91cm">
          <draw:image xlink:href="Pictures/10000000000001D4000000B0C40F4C920F0147B7.png" xlink:type="simple" xlink:show="embed" xlink:actuate="onLoad">
            <text:p/>
          </draw:image>
        </draw:frame>
        <draw:frame draw:style-name="gr73" draw:text-style-name="P14" draw:layer="layout" svg:width="2cm" svg:height="1.09cm" svg:x="13.2cm" svg:y="10.91cm">
          <draw:image xlink:href="Pictures/10000000000001D4000000B0C40F4C920F0147B7.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draw:line draw:style-name="gr21" draw:text-style-name="P14" draw:layer="layout" svg:x1="3.4cm" svg:y1="2.8cm" svg:x2="3.4cm" svg:y2="9.8cm">
          <text:p/>
        </draw:line>
        <draw:polyline draw:style-name="gr21" draw:text-style-name="P14" draw:layer="layout" svg:width="9.439cm" svg:height="7.079cm" draw:transform="skewX (-5.57384476811906E-017) rotate (0.643502895210309) translate (3.4cm 8.4cm)" svg:viewBox="0 0 9440 7080" draw:points="0,0 1160,120 1840,880 3000,1000 3360,2520 4400,2800 5200,3400 5560,4920 6600,5200 7480,5360 8040,6280 9320,6240 9440,7080">
          <text:p/>
        </draw:polyline>
        <draw:line draw:style-name="gr72" draw:text-style-name="P14" draw:layer="layout" svg:x1="13.6cm" svg:y1="9.8cm" svg:x2="13.6cm" svg:y2="2.6cm">
          <text:p/>
        </draw:line>
        <draw:frame presentation:style-name="pr4" draw:text-style-name="P34" draw:layer="layout" svg:width="26.8cm" svg:height="2.4cm" svg:x="0.4cm" svg:y="0.8cm" presentation:class="outline" presentation:user-transformed="true">
          <draw:text-box>
            <text:list text:style-name="L2">
              <text:list-item>
                <text:list>
                  <text:list-header>
                    <text:p text:style-name="P1"><text:span text:style-name="T22">６．範囲内から着陸地点の始点を決める。</text:span></text:p>
                  </text:list-header>
                </text:list>
              </text:list-item>
            </text:list>
          </draw:text-box>
        </draw:frame>
        <draw:frame draw:style-name="gr73" draw:text-style-name="P14" draw:layer="layout" svg:width="2cm" svg:height="1.09cm" svg:x="6.2cm" svg:y="3.11cm">
          <draw:image xlink:href="Pictures/10000000000001D4000000B0C40F4C920F0147B7.png" xlink:type="simple" xlink:show="embed" xlink:actuate="onLoad">
            <text:p/>
          </draw:image>
        </draw:frame>
        <draw:frame draw:style-name="gr75" draw:text-style-name="P50" draw:layer="layout" svg:width="11.6cm" svg:height="8.001cm" svg:x="16cm" svg:y="2.4cm">
          <draw:text-box>
            <text:p text:style-name="P6"><text:span text:style-name="T16">【始点のルール】</text:span></text:p>
            <text:p text:style-name="P1"><text:span text:style-name="T16">・範囲の一番左の頂点と</text:span></text:p>
            <text:p text:style-name="P1"><text:span text:style-name="T16">　範囲の一番右の頂点と</text:span></text:p>
            <text:p text:style-name="P4"><text:span text:style-name="T16"><text:tab/></text:span><text:span text:style-name="T16">一つ前の頂点は除外する。</text:span></text:p>
            <text:p text:style-name="P4"><text:span text:style-name="T16"/></text:p>
            <text:p text:style-name="P1"><text:span text:style-name="T16">・着陸地点に設定した倍率によって線分の数が変わる。</text:span></text:p>
            <text:p text:style-name="P1"><text:span text:style-name="T16"/></text:p>
            <text:p text:style-name="P1"><text:span text:style-name="T16">・線分の数分</text:span></text:p>
            <text:p text:style-name="P4"><text:span text:style-name="T16">範囲の右側から縮小する。</text:span></text:p>
          </draw:text-box>
        </draw:frame>
        <draw:custom-shape draw:style-name="gr76" draw:text-style-name="P51" draw:layer="layout" svg:width="0.6cm" svg:height="0.6cm" svg:x="3.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1" draw:layer="layout" svg:width="0.6cm" svg:height="0.6cm" svg:x="1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1" draw:layer="layout" svg:width="0.6cm" svg:height="0.6cm" svg:x="12.2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1" draw:layer="layout" svg:width="0.6cm" svg:height="0.6cm" svg:x="15.8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52" draw:layer="layout" svg:width="7cm" svg:height="2cm" svg:x="3.8cm" svg:y="3.8cm">
          <draw:text-box>
            <text:p text:style-name="P6"><text:span text:style-name="T4">ｘ４</text:span></text:p>
            <text:p><text:span text:style-name="T4"><text:tab/></text:span><text:span text:style-name="T4"> <text:s text:c="2"/></text:span><text:span text:style-name="T4">線分 ２</text:span></text:p>
          </draw:text-box>
        </draw:frame>
        <draw:custom-shape draw:style-name="gr78" draw:text-style-name="P53" draw:layer="layout" svg:width="0.6cm" svg:height="0.6cm" svg:x="15.8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3" draw:layer="layout" svg:width="0.6cm" svg:height="0.6cm" svg:x="10.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3" draw:layer="layout" svg:width="0.6cm" svg:height="0.6cm" svg:x="9.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2" draw:text-style-name="P14" draw:layer="layout" svg:x1="4.4cm" svg:y1="10cm" svg:x2="4.4cm" svg:y2="2.8cm">
          <text:p/>
        </draw:line>
        <draw:line draw:style-name="gr72" draw:text-style-name="P14" draw:layer="layout" svg:x1="9.8cm" svg:y1="10cm" svg:x2="9.8cm" svg:y2="2.8cm">
          <text:p/>
        </draw:line>
        <draw:custom-shape draw:style-name="gr79" draw:text-style-name="P14" draw:layer="layout" svg:width="0.8cm" svg:height="5.4cm" draw:transform="rotate (-1.5707963267949) translate (9.8cm 1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0" draw:text-style-name="P28" draw:layer="layout" svg:width="5.4cm" svg:height="1.801cm" svg:x="4.4cm" svg:y="11.4cm">
          <draw:text-box>
            <text:p><text:span text:style-name="T16">ランダム範囲</text:span></text:p>
          </draw:text-box>
        </draw:frame>
        <draw:custom-shape draw:style-name="gr81" draw:text-style-name="P14" draw:layer="layout" svg:width="12cm" svg:height="8.8cm" svg:x="15.6cm" svg:y="2.2cm">
          <text:p/>
          <draw:enhanced-geometry svg:viewBox="0 0 21600 21600" draw:type="rectangle" draw:enhanced-path="M 0 0 L 21600 0 21600 21600 0 21600 0 0 Z N"/>
        </draw:custom-shape>
        <draw:frame presentation:style-name="pr4" draw:text-style-name="P34" draw:layer="layout" svg:width="26.8cm" svg:height="2.4cm" svg:x="0.6cm" svg:y="12.8cm" presentation:class="outline" presentation:user-transformed="true">
          <draw:text-box>
            <text:list text:style-name="L2">
              <text:list-item>
                <text:list>
                  <text:list-header>
                    <text:p text:style-name="P1"><text:span text:style-name="T22">７．終点を決めて、着陸地点を配置する。</text:span></text:p>
                  </text:list-header>
                </text:list>
              </text:list-item>
            </text:list>
          </draw:text-box>
        </draw:frame>
        <draw:line draw:style-name="gr21" draw:text-style-name="P14" draw:layer="layout" svg:x1="3.6cm" svg:y1="14.8cm" svg:x2="3.6cm" svg:y2="20.6cm">
          <text:p/>
        </draw:line>
        <draw:polyline draw:style-name="gr21" draw:text-style-name="P14" draw:layer="layout" svg:width="9.439cm" svg:height="7.079cm" draw:transform="rotate (0.643502895210309) translate (3.6cm 19.2cm)" svg:viewBox="0 0 9440 7080" draw:points="0,0 1160,120 1600,1200 2400,1800 3200,2400 4400,2800 5200,3400 5560,4920 6600,5200 7480,5360 8040,6280 9320,6240 9440,7080">
          <text:p/>
        </draw:polyline>
        <draw:line draw:style-name="gr72" draw:text-style-name="P14" draw:layer="layout" svg:x1="13.8cm" svg:y1="20.6cm" svg:x2="13.8cm" svg:y2="14.6cm">
          <text:p/>
        </draw:line>
        <draw:line draw:style-name="gr72" draw:text-style-name="P14" draw:layer="layout" svg:x1="4.6cm" svg:y1="20.6cm" svg:x2="4.6cm" svg:y2="14.8cm">
          <text:p/>
        </draw:line>
        <draw:line draw:style-name="gr72" draw:text-style-name="P14" draw:layer="layout" svg:x1="10cm" svg:y1="20.8cm" svg:x2="10cm" svg:y2="14.8cm">
          <text:p/>
        </draw:line>
        <draw:custom-shape draw:style-name="gr76" draw:text-style-name="P51" draw:layer="layout" svg:width="0.6cm" svg:height="0.6cm" svg:x="5.4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3" draw:layer="layout" svg:width="0.6cm" svg:height="0.6cm" svg:x="7.4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3" draw:layer="layout" svg:width="0.4cm" svg:height="0.4cm" svg:x="6.6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3" draw:text-style-name="P50" draw:layer="layout" svg:width="11.6cm" svg:height="5.087cm" svg:x="16cm" svg:y="14.4cm">
          <draw:text-box>
            <text:p text:style-name="P6"><text:span text:style-name="T30">【平坦にする】</text:span></text:p>
            <text:p text:style-name="P1"><text:span text:style-name="T31">始点</text:span><text:span text:style-name="T16">の</text:span><text:span text:style-name="T16">Y</text:span><text:span text:style-name="T16">座標に</text:span></text:p>
            <text:p text:style-name="P6"><text:span text:style-name="T32">終点</text:span><text:span text:style-name="T16">と</text:span><text:span text:style-name="T33">その間の頂点</text:span><text:span text:style-name="T16">の</text:span><text:span text:style-name="T16">Y</text:span><text:span text:style-name="T16">座標</text:span></text:p>
            <text:p text:style-name="P4"><text:span text:style-name="T16">を合わせる。</text:span></text:p>
            <text:p text:style-name="P1"><text:span text:style-name="T16">着陸地点のサイズを設定し</text:span></text:p>
            <text:p text:style-name="P4"><text:span text:style-name="T16">配置する。</text:span></text:p>
          </draw:text-box>
        </draw:frame>
        <draw:frame draw:style-name="gr73" draw:text-style-name="P14" draw:layer="layout" svg:width="2.6cm" svg:height="1.09cm" svg:x="5.4cm" svg:y="16.51cm">
          <draw:image xlink:href="Pictures/10000000000001D4000000B0C40F4C920F0147B7.png" xlink:type="simple" xlink:show="embed" xlink:actuate="onLoad">
            <text:p/>
          </draw:image>
        </draw:frame>
        <draw:custom-shape draw:style-name="gr84" draw:text-style-name="P54" draw:layer="layout" svg:width="0.8cm" svg:height="1cm" svg:x="6.4cm" svg:y="17.4cm">
          <text:p/>
          <draw:enhanced-geometry svg:viewBox="0 0 21600 21600" draw:text-areas="?f0 0 ?f2 ?f5" draw:type="down-arrow" draw:modifiers="10055.5444555445 5312.359550561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draw:frame presentation:style-name="pr4" draw:text-style-name="P34" draw:layer="layout" svg:width="28cm" svg:height="3.6cm" svg:x="0cm" svg:y="2.2cm" presentation:class="outline" presentation:user-transformed="true">
          <draw:text-box>
            <text:list text:style-name="L2">
              <text:list-item>
                <text:list>
                  <text:list-header>
                    <text:p text:style-name="P1"><text:span text:style-name="T22">８．出来上がった頂点データを</text:span><text:span text:style-name="T22">EdgeCollider2D</text:span><text:span text:style-name="T22">に渡す。</text:span></text:p>
                  </text:list-header>
                </text:list>
              </text:list-item>
            </text:list>
          </draw:text-box>
        </draw:frame>
        <draw:g>
          <draw:line draw:style-name="gr21" draw:text-style-name="P14" draw:layer="layout" svg:x1="5.044cm" svg:y1="5.453cm" svg:x2="5.044cm" svg:y2="15.346cm">
            <text:p/>
          </draw:line>
          <draw:line draw:style-name="gr21" draw:text-style-name="P14" draw:layer="layout" svg:x1="22.8cm" svg:y1="4.946cm" svg:x2="22.8cm" svg:y2="15.092cm">
            <text:p/>
          </draw:line>
          <draw:g>
            <draw:frame draw:style-name="gr73" draw:text-style-name="P14" draw:layer="layout" svg:width="0.761cm" svg:height="1.013cm" svg:x="10.371cm" svg:y="12.811cm">
              <draw:image xlink:href="Pictures/10000000000001D4000000B0C40F4C920F0147B7.png" xlink:type="simple" xlink:show="embed" xlink:actuate="onLoad">
                <text:p/>
              </draw:image>
            </draw:frame>
            <draw:frame draw:style-name="gr73" draw:text-style-name="P14" draw:layer="layout" svg:width="2.283cm" svg:height="1.013cm" svg:x="18.234cm" svg:y="11.795cm">
              <draw:image xlink:href="Pictures/10000000000001D4000000B0C40F4C920F0147B7.png" xlink:type="simple" xlink:show="embed" xlink:actuate="onLoad">
                <text:p/>
              </draw:image>
            </draw:frame>
            <draw:frame draw:style-name="gr73" draw:text-style-name="P14" draw:layer="layout" svg:width="1.776cm" svg:height="1.013cm" svg:x="5.551cm" svg:y="12.05cm">
              <draw:image xlink:href="Pictures/10000000000001D4000000B0C40F4C920F0147B7.png" xlink:type="simple" xlink:show="embed" xlink:actuate="onLoad">
                <text:p/>
              </draw:image>
            </draw:frame>
            <draw:frame draw:style-name="gr73" draw:text-style-name="P14" draw:layer="layout" svg:width="1.776cm" svg:height="1.013cm" svg:x="12.907cm" svg:y="11.034cm">
              <draw:image xlink:href="Pictures/10000000000001D4000000B0C40F4C920F0147B7.png" xlink:type="simple" xlink:show="embed" xlink:actuate="onLoad">
                <text:p/>
              </draw:image>
            </draw:frame>
            <draw:polyline draw:style-name="gr85" draw:text-style-name="P14" draw:layer="layout" svg:width="12.016cm" svg:height="13.093cm" draw:transform="rotate (0.785398163397448) translate (5.044cm 13.5703902439024cm)" svg:viewBox="0 0 12017 13094" draw:points="0,0 1076,0 1435,359 1973,897 1973,1973 2511,2152 3408,1973 4125,2332 4125,3049 3767,3767 4305,4305 4843,4125 5560,4484 6995,4484 7354,4843 7713,5202 8071,5560 8071,6636 7533,7892 7713,8789 8968,8968 10044,8609 10403,8968 10762,9327 11121,9686 11659,10224 11300,11300 11300,12735 12017,13094">
              <text:p/>
            </draw:polyline>
          </draw:g>
        </draw:g>
        <draw:custom-shape draw:style-name="gr70" draw:text-style-name="P37" draw:layer="layout" svg:width="25.8cm" svg:height="2.4cm" svg:x="1.2cm" svg:y="17.4cm">
          <text:p text:style-name="P6"><text:span text:style-name="T22">この段階で月面ステージの出来上がり</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draw:frame presentation:style-name="pr4" draw:text-style-name="P34" draw:layer="layout" svg:width="28cm" svg:height="3.6cm" svg:x="0cm" svg:y="0.8cm" presentation:class="outline" presentation:user-transformed="true">
          <draw:text-box>
            <text:list text:style-name="L2">
              <text:list-item>
                <text:list>
                  <text:list-header>
                    <text:p text:style-name="P1"><text:span text:style-name="T22">９．月面ステージの</text:span><text:span text:style-name="T22">Mesh</text:span><text:span text:style-name="T22">を作成する。</text:span></text:p>
                  </text:list-header>
                </text:list>
              </text:list-item>
            </text:list>
          </draw:text-box>
        </draw:frame>
        <draw:g>
          <draw:line draw:style-name="gr21" draw:text-style-name="P14" draw:layer="layout" svg:x1="5.044cm" svg:y1="4.8cm" svg:x2="5.044cm" svg:y2="12.2cm">
            <text:p/>
          </draw:line>
          <draw:line draw:style-name="gr21" draw:text-style-name="P14" draw:layer="layout" svg:x1="22.8cm" svg:y1="4.2cm" svg:x2="22.8cm" svg:y2="12.2cm">
            <text:p/>
          </draw:line>
          <draw:polyline draw:style-name="gr86" draw:text-style-name="P14" draw:layer="layout" svg:width="12.016cm" svg:height="13.092cm" draw:transform="rotate (0.785398163397448) translate (5.044cm 10.57cm)" svg:viewBox="0 0 12017 13093" draw:points="0,0 1076,0 1435,359 1973,897 1973,1973 2511,2153 3408,1974 4125,2332 3907,3101 3767,3767 4305,4305 4842,4125 5560,4484 6995,4484 7353,4843 7712,5202 8071,5561 8071,6637 7726,7768 7867,8758 8857,8900 10044,8610 10403,8969 10761,9327 11120,9686 11658,10224 11403,11445 11300,12735 12017,13093">
            <text:p/>
          </draw:polyline>
          <draw:polyline draw:style-name="gr38" draw:text-style-name="P14" draw:layer="layout" svg:width="1.599cm" svg:height="17.755cm" draw:transform="rotate (-1.5707963267949) translate (22.8cm 10.6cm)" svg:viewBox="0 0 1600 17756" draw:points="800,0 1492,0 1600,17756 0,17756">
            <text:p/>
          </draw:polyline>
          <draw:polyline draw:style-name="gr38" draw:text-style-name="P14" draw:layer="layout" svg:width="9.334cm" svg:height="15.416cm" draw:transform="rotate (-1.12940255896553) translate (18.8122030697696cm 3.65193806873278cm)" svg:viewBox="0 0 9335 15417" draw:points="400,15417 2170,15417 0,14392 2426,14874 256,13849 2683,14332 513,13307 3024,13608 1578,12925 3281,13066 1472,12212 3452,12704 1101,11594 3793,11981 1262,10785 4135,11258 2688,10574 4477,10534 3030,9851 4648,10173 2659,9233 4904,9630 2734,8605 5331,8726 2253,7271 5673,8003 2594,6548 6015,7279 2851,6006 6271,6737 3920,5626 6527,6194 5081,5511 6869,5471 5965,5044 7211,4748 5764,4064 7467,4205 5116,3095 7628,3396 5458,2371 8236,2578 5885,1467 8493,2035 6142,925 8749,1493 7302,809 9091,769 8535,507 9335,0 8535,507">
            <text:p/>
          </draw:polyline>
        </draw:g>
        <draw:frame draw:style-name="gr87" draw:text-style-name="P27" draw:layer="layout" svg:width="19.8cm" svg:height="5.076cm" svg:x="3.6cm" svg:y="13cm">
          <draw:text-box>
            <text:p>・各頂点の真下に頂点を追加する。</text:p>
            <text:p>・インデックスを作成する。</text:p>
            <text:p>・UV値を各頂点に設定する。</text:p>
            <text:p/>
            <text:p>・頂点とインデックス、UV値からMeshデータを作成する。</text:p>
            <text:p>・MeshデータをMeshFilterに渡すとMeshRendererによって描画される。</text:p>
            <text:p/>
          </draw:text-box>
        </draw:frame>
        <draw:frame draw:style-name="gr88" draw:text-style-name="P27" draw:layer="layout" svg:width="21.8cm" svg:height="2.232cm" svg:x="3.6cm" svg:y="2.568cm">
          <draw:text-box>
            <text:p>・月面オブジェクトに<text:span text:style-name="T34">MeshFilter</text:span>と<text:span text:style-name="T29">MeshRenderer</text:span>コンポーネントを追加する。</text:p>
            <text:p/>
          </draw:text-box>
        </draw:frame>
        <presentation:notes draw:style-name="dp2">
          <draw:page-thumbnail draw:style-name="gr3" draw:layer="layout" svg:width="14.848cm" svg:height="11.136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draw:frame presentation:style-name="pr3" draw:layer="layout" svg:width="25.199cm" svg:height="3.506cm" svg:x="1.4cm" svg:y="0.837cm" presentation:class="title">
          <draw:text-box>
            <text:p>４．感想と反省</text:p>
          </draw:text-box>
        </draw:frame>
        <draw:frame draw:style-name="gr89" draw:text-style-name="P55" draw:layer="layout" svg:width="24cm" svg:height="7.8cm" svg:x="2.2cm" svg:y="7.4cm">
          <draw:text-box>
            <text:p><text:span text:style-name="T21">・完成までスムーズに作業を進めることができた。</text:span></text:p>
            <text:p><text:span text:style-name="T21"/></text:p>
            <text:p><text:span text:style-name="T21"/></text:p>
            <text:p><text:span text:style-name="T21"/></text:p>
            <text:p><text:span text:style-name="T21"/></text:p>
            <text:p text:style-name="P1"><text:span text:style-name="T21">・実際に遊んでもらって出た意見から</text:span></text:p>
            <text:p text:style-name="P4"><text:span text:style-name="T21">見えた修正点について</text:span></text:p>
          </draw:text-box>
        </draw:frame>
        <presentation:notes draw:style-name="dp2">
          <draw:page-thumbnail draw:style-name="gr3" draw:layer="layout" svg:width="14.848cm" svg:height="11.136cm" svg:x="3.075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draw:frame presentation:style-name="pr3" draw:text-style-name="P6" draw:layer="layout" svg:width="25.199cm" svg:height="3.506cm" svg:x="1.4cm" svg:y="8.5cm" presentation:class="title" presentation:user-transformed="true">
          <draw:text-box>
            <text:p text:style-name="P6">ご清聴ありがとうございました。</text:p>
          </draw:text-box>
        </draw:frame>
        <presentation:notes draw:style-name="dp2">
          <draw:page-thumbnail draw:style-name="gr3" draw:layer="layout" svg:width="14.848cm" svg:height="11.136cm" svg:x="3.075cm" svg:y="2.257cm" draw:page-number="22"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pitch="variable"/>
    <style:font-face style:name="ＭＳ Ｐゴシック1"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family-generic="system" style:font-pitch="variable"/>
    <style:font-face style:name="Tahoma" svg:font-family="Tahoma"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1cm" svg:stroke-color="#ffd32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pitch-asian="variable" style:font-size-asian="12pt" style:language-asian="hi" style:country-asian="IN"/>
    </style:style>
    <style:style style:name="索引" style:family="graphic">
      <style:paragraph-properties style:text-autospace="none"/>
      <style:text-properties style:font-name-asian="Arial3" style:font-family-asian="Arial" style:font-family-generic-asian="swiss"/>
    </style:style>
    <style:style style:name="キャプション" style:family="graphic">
      <style:paragraph-properties fo:margin-top="0.374cm" fo:margin-bottom="0.374cm" style:text-autospace="none"/>
      <style:text-properties fo:font-style="italic" style:font-name-asian="Arial3" style:font-family-asian="Arial" style:font-family-generic-asian="swiss" style:font-size-asian="12pt" style:font-style-asian="italic" style:font-style-complex="italic"/>
    </style:style>
    <style:style style:name="リスト" style:family="graphic">
      <style:paragraph-properties fo:margin-top="0cm" fo:margin-bottom="0.436cm" fo:line-height="120%" style:text-autospace="none"/>
      <style:text-properties style:font-name-asian="Arial3" style:font-family-asian="Arial" style:font-family-generic-asian="swiss"/>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6T16:38:38.867000000</meta:creation-date>
    <dc:date>2017-06-09T14:30:25.138000000</dc:date>
    <meta:editing-duration>PT10H22M29S</meta:editing-duration>
    <meta:editing-cycles>59</meta:editing-cycles>
    <meta:generator>LibreOffice/5.2.0.4$Windows_x86 LibreOffice_project/066b007f5ebcc236395c7d282ba488bca6720265</meta:generator>
    <meta:document-statistic meta:object-count="290"/>
  </office:meta>
</office:document-meta>
</file>